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5.158cm"/>
    </style:style>
    <style:style style:name="co3" style:family="table-column">
      <style:table-column-properties fo:break-before="auto" style:column-width="2.533cm"/>
    </style:style>
    <style:style style:name="co4" style:family="table-column">
      <style:table-column-properties fo:break-before="auto" style:column-width="3.983cm"/>
    </style:style>
    <style:style style:name="co5" style:family="table-column">
      <style:table-column-properties fo:break-before="auto" style:column-width="3.186cm"/>
    </style:style>
    <style:style style:name="co6" style:family="table-column">
      <style:table-column-properties fo:break-before="auto" style:column-width="3.494cm"/>
    </style:style>
    <style:style style:name="co7" style:family="table-column">
      <style:table-column-properties fo:break-before="auto" style:column-width="2.859cm"/>
    </style:style>
    <style:style style:name="co8" style:family="table-column">
      <style:table-column-properties fo:break-before="auto" style:column-width="2.695cm"/>
    </style:style>
    <style:style style:name="co9" style:family="table-column">
      <style:table-column-properties fo:break-before="auto" style:column-width="2.75cm"/>
    </style:style>
    <style:style style:name="co10" style:family="table-column">
      <style:table-column-properties fo:break-before="auto" style:column-width="2.778cm"/>
    </style:style>
    <style:style style:name="co11" style:family="table-column">
      <style:table-column-properties fo:break-before="auto" style:column-width="0.653cm"/>
    </style:style>
    <style:style style:name="co12" style:family="table-column">
      <style:table-column-properties fo:break-before="auto" style:column-width="0.572cm"/>
    </style:style>
    <style:style style:name="co13" style:family="table-column">
      <style:table-column-properties fo:break-before="auto" style:column-width="0.626cm"/>
    </style:style>
    <style:style style:name="co14" style:family="table-column">
      <style:table-column-properties fo:break-before="auto" style:column-width="0.926cm"/>
    </style:style>
    <style:style style:name="co15" style:family="table-column">
      <style:table-column-properties fo:break-before="auto" style:column-width="0.517cm"/>
    </style:style>
    <style:style style:name="co16" style:family="table-column">
      <style:table-column-properties fo:break-before="auto" style:column-width="0.707cm"/>
    </style:style>
    <style:style style:name="co17" style:family="table-column">
      <style:table-column-properties fo:break-before="auto" style:column-width="2.258cm"/>
    </style:style>
    <style:style style:name="co18" style:family="table-column">
      <style:table-column-properties fo:break-before="auto" style:column-width="1.93cm"/>
    </style:style>
    <style:style style:name="co19" style:family="table-column">
      <style:table-column-properties fo:break-before="auto" style:column-width="5.472cm"/>
    </style:style>
    <style:style style:name="co20" style:family="table-column">
      <style:table-column-properties fo:break-before="auto" style:column-width="1.981cm"/>
    </style:style>
    <style:style style:name="co21" style:family="table-column">
      <style:table-column-properties fo:break-before="auto" style:column-width="4.332cm"/>
    </style:style>
    <style:style style:name="co22" style:family="table-column">
      <style:table-column-properties fo:break-before="auto" style:column-width="3.069cm"/>
    </style:style>
    <style:style style:name="co23" style:family="table-column">
      <style:table-column-properties fo:break-before="auto" style:column-width="2.995cm"/>
    </style:style>
    <style:style style:name="co24" style:family="table-column">
      <style:table-column-properties fo:break-before="auto" style:column-width="1.485cm"/>
    </style:style>
    <style:style style:name="co25" style:family="table-column">
      <style:table-column-properties fo:break-before="auto" style:column-width="2.723cm"/>
    </style:style>
    <style:style style:name="co26" style:family="table-column">
      <style:table-column-properties fo:break-before="auto" style:column-width="2.574cm"/>
    </style:style>
    <style:style style:name="co27" style:family="table-column">
      <style:table-column-properties fo:break-before="auto" style:column-width="2.055cm"/>
    </style:style>
    <style:style style:name="co28" style:family="table-column">
      <style:table-column-properties fo:break-before="auto" style:column-width="1.633cm"/>
    </style:style>
    <style:style style:name="co29" style:family="table-column">
      <style:table-column-properties fo:break-before="auto" style:column-width="2.401cm"/>
    </style:style>
    <style:style style:name="ro1" style:family="table-row">
      <style:table-row-properties style:row-height="1.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321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5"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1" style:font-weight-asian="bold" style:font-name-complex="Liberation Mono1" style:font-weight-complex="bold"/>
    </style:style>
    <style:style style:name="ce21"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22" style:family="table-cell" style:parent-style-name="Default">
      <style:table-cell-properties style:text-align-source="fix" style:repeat-content="false"/>
      <style:paragraph-properties fo:text-align="center" fo:margin-left="0cm"/>
      <style:text-properties style:font-name="Liberation Mono" fo:font-size="10pt" style:font-size-asian="10pt" style:font-name-complex="DejaVu Sans" style:font-size-complex="10pt"/>
      <style:map style:condition="is-true-formula(ISODD(ROW()))" style:apply-style-name="Accent_20_3" style:base-cell-address="materials.A2"/>
    </style:style>
    <style:style style:name="ce30"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H64"/>
    </style:style>
    <style:style style:name="ce14"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A2"/>
    </style:style>
    <style:style style:name="ce32" style:family="table-cell" style:parent-style-name="Default" style:data-style-name="N2">
      <style:table-cell-properties style:text-align-source="fix" style:repeat-content="false"/>
      <style:paragraph-properties fo:text-align="center" fo:margin-left="0cm"/>
    </style:style>
    <style:style style:name="ce33" style:family="table-cell" style:parent-style-name="Default" style:data-style-name="N1">
      <style:table-cell-properties style:text-align-source="fix" style:repeat-content="false"/>
      <style:paragraph-properties fo:text-align="center" fo:margin-left="0cm"/>
    </style:style>
    <style:style style:name="ce34"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3" style:family="table-cell" style:parent-style-name="clr_23_F3A768">
      <style:table-cell-properties fo:border="0.74pt solid #000000"/>
    </style:style>
    <style:style style:name="ce84" style:family="table-cell" style:parent-style-name="clr_23_E93895">
      <style:table-cell-properties fo:border="0.74pt solid #000000"/>
    </style:style>
    <style:style style:name="ce85" style:family="table-cell" style:parent-style-name="clr_23_E67322">
      <style:table-cell-properties fo:border="0.74pt solid #000000"/>
    </style:style>
    <style:style style:name="ce86" style:family="table-cell" style:parent-style-name="clr_23_22A1E6">
      <style:table-cell-properties fo:border="0.74pt solid #000000"/>
    </style:style>
    <style:style style:name="ce110" style:family="table-cell" style:parent-style-name="clr_23_77719E">
      <style:table-cell-properties fo:border="0.74pt solid #000000"/>
    </style:style>
    <style:style style:name="ce99" style:family="table-cell" style:parent-style-name="clr_23_6B27E4">
      <style:table-cell-properties fo:border="0.74pt solid #000000"/>
    </style:style>
    <style:style style:name="ce36" style:family="table-cell" style:parent-style-name="clr_23_2F4F4F">
      <style:table-cell-properties fo:border="0.74pt solid #000000"/>
    </style:style>
    <style:style style:name="ce38" style:family="table-cell" style:parent-style-name="clr_23_C0C0C0">
      <style:table-cell-properties fo:border="0.74pt solid #000000"/>
    </style:style>
    <style:style style:name="ce41" style:family="table-cell" style:parent-style-name="clr_23_4169E1">
      <style:table-cell-properties fo:border="0.74pt solid #000000"/>
    </style:style>
    <style:style style:name="ce40" style:family="table-cell" style:parent-style-name="clr_23_A0522D">
      <style:table-cell-properties fo:border="0.74pt solid #000000"/>
    </style:style>
    <style:style style:name="ce37" style:family="table-cell" style:parent-style-name="clr_23_5F9EA0">
      <style:table-cell-properties fo:border="0.74pt solid #000000"/>
    </style:style>
    <style:style style:name="ce39" style:family="table-cell" style:parent-style-name="clr_23_FFF8DC">
      <style:table-cell-properties fo:border="0.74pt solid #000000"/>
    </style:style>
    <style:style style:name="ce52" style:family="table-cell" style:parent-style-name="clr_23_804141">
      <style:table-cell-properties fo:border="0.74pt solid #000000"/>
    </style:style>
    <style:style style:name="ce71" style:family="table-cell" style:parent-style-name="clr_23_7D6B44">
      <style:table-cell-properties fo:border="0.74pt solid #000000"/>
    </style:style>
    <style:style style:name="ce47" style:family="table-cell" style:parent-style-name="clr_23_616161">
      <style:table-cell-properties fo:border="0.74pt solid #000000"/>
    </style:style>
    <style:style style:name="ce108" style:family="table-cell" style:parent-style-name="clr_23_C4B08F">
      <style:table-cell-properties fo:border="0.74pt solid #000000"/>
    </style:style>
    <style:style style:name="ce51" style:family="table-cell" style:parent-style-name="clr_23_646464">
      <style:table-cell-properties fo:border="0.74pt solid #000000"/>
    </style:style>
    <style:style style:name="ce94" style:family="table-cell" style:parent-style-name="clr_23_73697A">
      <style:table-cell-properties fo:border="0.74pt solid #000000"/>
    </style:style>
    <style:style style:name="ce56" style:family="table-cell" style:parent-style-name="clr_23_942842">
      <style:table-cell-properties fo:border="0.74pt solid #000000"/>
    </style:style>
    <style:style style:name="ce109" style:family="table-cell" style:parent-style-name="clr_23_7ED3DD">
      <style:table-cell-properties fo:border="0.74pt solid #000000"/>
    </style:style>
    <style:style style:name="ce100" style:family="table-cell" style:parent-style-name="clr_23_43FF64">
      <style:table-cell-properties fo:border="0.74pt solid #000000"/>
    </style:style>
    <style:style style:name="ce46" style:family="table-cell" style:parent-style-name="clr_23_B0C4DE">
      <style:table-cell-properties fo:border="0.74pt solid #000000"/>
    </style:style>
    <style:style style:name="ce48" style:family="table-cell" style:parent-style-name="clr_23_259281">
      <style:table-cell-properties fo:border="0.74pt solid #000000"/>
    </style:style>
    <style:style style:name="ce107" style:family="table-cell" style:parent-style-name="clr_23_0064FF">
      <style:table-cell-properties fo:border="0.74pt solid #000000"/>
    </style:style>
    <style:style style:name="ce75" style:family="table-cell" style:parent-style-name="clr_23_C80000">
      <style:table-cell-properties fo:border="0.74pt solid #000000"/>
    </style:style>
    <style:style style:name="ce35" style:family="table-cell" style:parent-style-name="clr_23_659460">
      <style:table-cell-properties fo:border="0.74pt solid #000000"/>
    </style:style>
    <style:style style:name="ce55" style:family="table-cell" style:parent-style-name="clr_23_919191">
      <style:table-cell-properties fo:border="0.74pt solid #000000"/>
    </style:style>
    <style:style style:name="ce49" style:family="table-cell" style:parent-style-name="clr_23_645462">
      <style:table-cell-properties fo:border="0.74pt solid #000000"/>
    </style:style>
    <style:style style:name="ce91" style:family="table-cell" style:parent-style-name="clr_23_F0F0F0">
      <style:table-cell-properties fo:border="0.74pt solid #000000"/>
    </style:style>
    <style:style style:name="ce95" style:family="table-cell" style:parent-style-name="clr_23_6B689F">
      <style:table-cell-properties fo:border="0.74pt solid #000000"/>
    </style:style>
    <style:style style:name="ce93" style:family="table-cell" style:parent-style-name="clr_23_9D24F3">
      <style:table-cell-properties fo:border="0.74pt solid #000000"/>
    </style:style>
    <style:style style:name="ce98" style:family="table-cell" style:parent-style-name="clr_23_0F5611">
      <style:table-cell-properties fo:border="0.74pt solid #000000"/>
    </style:style>
    <style:style style:name="ce103" style:family="table-cell" style:parent-style-name="clr_23_95A4B0">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office:automatic-styles>
  <office:body>
    <office:spreadsheet>
      <table:calculation-settings table:automatic-find-labels="false" table:use-regular-expressions="false" table:use-wildcards="true"/>
      <table:table table:name="materials" table:style-name="ta1" table:print-ranges="materials.A2:materials.K56">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7" table:default-cell-style-name="ce15"/>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row table:style-name="ro1">
          <table:table-cell table:style-name="ce1" office:value-type="string" calcext:value-type="string">
            <text:p>namespace_of_classname</text:p>
          </table:table-cell>
          <table:table-cell table:style-name="ce1" office:value-type="string" calcext:value-type="string">
            <text:p>classname</text:p>
          </table:table-cell>
          <table:table-cell table:style-name="ce1" office:value-type="string" calcext:value-type="string">
            <text:p>namespace_of_property</text:p>
          </table:table-cell>
          <table:table-cell table:style-name="ce1" office:value-type="string" calcext:value-type="string">
            <text:p>property_name</text:p>
          </table:table-cell>
          <table:table-cell table:style-name="ce1" office:value-type="string" calcext:value-type="string">
            <text:p>column_name_of_property_value</text:p>
          </table:table-cell>
          <table:table-cell table:style-name="ce1" office:value-type="string" calcext:value-type="string">
            <text:p>property_value</text:p>
          </table:table-cell>
          <table:table-cell table:style-name="ce1" office:value-type="string" calcext:value-type="string">
            <text:p>emmisive_color</text:p>
          </table:table-cell>
          <table:table-cell table:style-name="ce9" office:value-type="string" calcext:value-type="string">
            <text:p>pbr_metallic_roughness_base_color</text:p>
          </table:table-cell>
          <table:table-cell table:style-name="ce9" office:value-type="string" calcext:value-type="string">
            <text:p>pbr_metallic_roughness_metallic_roughness</text:p>
          </table:table-cell>
          <table:table-cell table:style-name="ce9" office:value-type="string" calcext:value-type="string">
            <text:p>pbr_specular_glossiness_diffuse_color</text:p>
          </table:table-cell>
          <table:table-cell table:style-name="ce9" office:value-type="string" calcext:value-type="string">
            <text:p>pbr_specular_glossiness_specular_glossiness</text:p>
          </table:table-cell>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21" office:value-type="string" calcext:value-type="string">
            <text:p>#F3A7688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3"/>
          <table:table-cell table:style-name="ce7"/>
          <table:table-cell table:style-name="ce4"/>
          <table:table-cell table:style-name="ce21" office:value-type="string" calcext:value-type="string">
            <text:p>#E93895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north</text:p>
          </table:table-cell>
          <table:table-cell table:style-name="ce4"/>
          <table:table-cell table:style-name="ce21" office:value-type="string" calcext:value-type="string">
            <text:p>#000cf3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west</text:p>
          </table:table-cell>
          <table:table-cell table:style-name="ce4"/>
          <table:table-cell table:style-name="ce21" office:value-type="string" calcext:value-type="string">
            <text:p>#f3001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east</text:p>
          </table:table-cell>
          <table:table-cell table:style-name="ce4"/>
          <table:table-cell table:style-name="ce21" office:value-type="string" calcext:value-type="string">
            <text:p>#f3cf00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south</text:p>
          </table:table-cell>
          <table:table-cell table:style-name="ce4"/>
          <table:table-cell table:style-name="ce21" office:value-type="string" calcext:value-type="string">
            <text:p>#db00f3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21" office:value-type="string" calcext:value-type="string">
            <text:p>#8FBCC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21" office:value-type="string" calcext:value-type="string">
            <text:p>#22A1E6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22" office:value-type="string" calcext:value-type="string">
            <text:p>#77719E4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21" office:value-type="string" calcext:value-type="string">
            <text:p>#6B27E44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21" office:value-type="string" calcext:value-type="string">
            <text:p>#2F4F4F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21" office:value-type="string" calcext:value-type="string">
            <text:p>#C0C0C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21" office:value-type="string" calcext:value-type="string">
            <text:p>#4169E1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21" office:value-type="string" calcext:value-type="string">
            <text:p>#A0522D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21" office:value-type="string" calcext:value-type="string">
            <text:p>#5F9EA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21" office:value-type="string" calcext:value-type="string">
            <text:p>#FFF8DC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21" office:value-type="string" calcext:value-type="string">
            <text:p>#64646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21" office:value-type="string" calcext:value-type="string">
            <text:p>#73697A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21" office:value-type="string" calcext:value-type="string">
            <text:p>#942842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21" office:value-type="string" calcext:value-type="string">
            <text:p>#43FF64FF</text:p>
          </table:table-cell>
          <table:table-cell table:style-name="ce4" table:number-columns-repeated="3"/>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21" office:value-type="string" calcext:value-type="string">
            <text:p>#B0C4DE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21" office:value-type="string" calcext:value-type="string">
            <text:p>#80414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21" office:value-type="string" calcext:value-type="string">
            <text:p>#25928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21" office:value-type="string" calcext:value-type="string">
            <text:p>#C8000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21" office:value-type="string" calcext:value-type="string">
            <text:p>#659460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21" office:value-type="string" calcext:value-type="string">
            <text:p>#645462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21" office:value-type="string" calcext:value-type="string">
            <text:p>#F0F0F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21" office:value-type="string" calcext:value-type="string">
            <text:p>#6B689F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21" office:value-type="string" calcext:value-type="string">
            <text:p>#95A4B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21" office:value-type="string" calcext:value-type="string">
            <text:p>#D53F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21" office:value-type="string" calcext:value-type="string">
            <text:p>#F397A9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30" office:value-type="string" calcext:value-type="string">
            <text:p>#F3B2AF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53F344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21" office:value-type="string" calcext:value-type="string">
            <text:p>#97F3D7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21" office:value-type="string" calcext:value-type="string">
            <text:p>#70BFF3FF</text:p>
          </table:table-cell>
          <table:table-cell table:style-name="ce4" table:number-columns-repeated="3"/>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table:number-columns-repeated="7"/>
          <table:table-cell table:style-name="ce14"/>
          <table:table-cell table:style-name="ce4" table:number-columns-repeated="3"/>
          <table:table-cell table:number-columns-repeated="8"/>
        </table:table-row>
        <table:table-row table:style-name="ro2" table:number-rows-repeated="1048502">
          <table:table-cell table:number-columns-repeated="19"/>
        </table:table-row>
        <table:table-row table:style-name="ro2">
          <table:table-cell table:number-columns-repeated="19"/>
        </table:table-row>
        <calcext:conditional-formats>
          <calcext:conditional-format calcext:target-range-address="materials.A65:materials.K73 materials.A64:materials.G64 materials.I64:materials.K64 materials.A2:materials.K2 materials.A4:materials.K63 materials.A3:materials.E3 materials.G3:materials.K3">
            <calcext:condition calcext:apply-style-name="Accent 3" calcext:value="formula-is(ISODD(ROW()))" calcext:base-cell-address="materials.A2"/>
          </calcext:conditional-format>
          <calcext:conditional-format calcext:target-range-address="materials.H64:materials.H64">
            <calcext:condition calcext:apply-style-name="Accent 3" calcext:value="formula-is(ISODD(ROW()))" calcext:base-cell-address="materials.H64"/>
          </calcext:conditional-format>
          <calcext:conditional-format calcext:target-range-address="materials.F3:materials.F3">
            <calcext:condition calcext:apply-style-name="Accent 3" calcext:value="formula-is(ISODD(ROW()))" calcext:base-cell-address="materials.F3"/>
          </calcext:conditional-format>
        </calcext:conditional-formats>
      </table:table>
      <table:table table:name="hex_color_code_info" table:style-name="ta1">
        <table:table-column table:style-name="co17" table:default-cell-style-name="ce32"/>
        <table:table-column table:style-name="co17" table:default-cell-style-name="ce33"/>
        <table:table-column table:style-name="co17" table:default-cell-style-name="ce34"/>
        <table:table-row table:style-name="ro2">
          <table:table-cell table:style-name="Default" office:value-type="string" calcext:value-type="string">
            <text:p>Percentage</text:p>
          </table:table-cell>
          <table:table-cell table:style-name="ce15"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15" office:value-type="float" office:value="1" calcext:value-type="float">
            <text:p>1</text:p>
          </table:table-cell>
          <table:table-cell office:value-type="float" office:value="255" calcext:value-type="float">
            <text:p>255</text:p>
          </table:table-cell>
          <table:table-cell table:style-name="ce15" office:value-type="string" calcext:value-type="string">
            <text:p>FF</text:p>
          </table:table-cell>
        </table:table-row>
      </table:table>
      <table:table table:name="Colors" table:style-name="ta1">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visibility="collapse" table:default-cell-style-name="ce24"/>
        <table:table-column table:style-name="co25" table:default-cell-style-name="ce24"/>
        <table:table-column table:style-name="co26" table:default-cell-style-name="ce24"/>
        <table:table-column table:style-name="co27" table:visibility="collapse" table:default-cell-style-name="ce24"/>
        <table:table-column table:style-name="co28" table:visibility="collapse" table:default-cell-style-name="ce24"/>
        <table:table-column table:style-name="co17" table:default-cell-style-name="ce26"/>
        <table:table-column table:style-name="co17" table:default-cell-style-name="ce47"/>
        <table:table-column table:style-name="co17" table:default-cell-style-name="ce69"/>
        <table:table-column table:style-name="co29" table:default-cell-style-name="ce118"/>
        <table:table-row table:style-name="ro3">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4">
          <table:table-cell table:formula="of:=IF(ISBLANK([materials.A2]);&quot;&quot;;[materials.A2])" office:value-type="string" office:string-value="bldg" calcext:value-type="string">
            <text:p>bldg</text:p>
          </table:table-cell>
          <table:table-cell table:formula="of:=IF(ISBLANK([materials.B2]);&quot;&quot;;[materials.B2])" office:value-type="string" office:string-value="Building" calcext:value-type="string">
            <text:p>Building</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F3A76880" calcext:value-type="string">
            <text:p>#F3A76880</text:p>
          </table:table-cell>
          <table:table-cell table:formula="of:=IF(ISBLANK([materials.I2]);&quot;&quot;;[materials.I2])">
            <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F3A768" calcext:value-type="string">
            <text:p>#F3A768</text:p>
          </table:table-cell>
          <table:table-cell table:style-name="ce43" table:formula="of:=T(ORG.OPENOFFICE.STYLE(CRTSTYLESIFNEED([.L2];&quot;clr&quot;)))">
            <text:p/>
          </table:table-cell>
          <table:table-cell table:formula="of:=MID([materials.H2];8;2)" office:value-type="string" office:string-value="80" calcext:value-type="string">
            <text:p>80</text:p>
          </table:table-cell>
          <table:table-cell table:formula="of:=IF(HEX2DEC([.N2])/256=0;&quot;&quot;;HEX2DEC([.N2])/256)" office:value-type="percentage" office:value="0.5" calcext:value-type="percentage">
            <text:p>50%</text:p>
          </table:table-cell>
        </table:table-row>
        <table:table-row table:style-name="ro4">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ConstructiveElement" calcext:value-type="string">
            <text:p>BuildingConstructiveElement</text:p>
          </table:table-cell>
          <table:table-cell table:formula="of:=IF(ISBLANK([materials.C3]);&quot;&quot;;[materials.C3])">
            <text:p/>
          </table:table-cell>
          <table:table-cell table:formula="of:=IF(ISBLANK([materials.D3]);&quot;&quot;;[materials.D3])">
            <text:p/>
          </table:table-cell>
          <table:table-cell table:formula="of:=IF(ISBLANK([materials.E3]);&quot;&quot;;[materials.E3])">
            <text:p/>
          </table:table-cell>
          <table:table-cell table:formula="of:=IF(ISBLANK([materials.F3]);&quot;&quot;;[materials.F3])">
            <text:p/>
          </table:table-cell>
          <table:table-cell table:formula="of:=IF(ISBLANK([materials.G3]);&quot;&quot;;[materials.G3])">
            <text:p/>
          </table:table-cell>
          <table:table-cell table:formula="of:=IF(ISBLANK([materials.H3]);&quot;&quot;;[materials.H3])" office:value-type="string" office:string-value="#E93895FF" calcext:value-type="string">
            <text:p>#E93895FF</text:p>
          </table:table-cell>
          <table:table-cell table:formula="of:=IF(ISBLANK([materials.I3]);&quot;&quot;;[materials.I3])">
            <text:p/>
          </table:table-cell>
          <table:table-cell table:formula="of:=IF(ISBLANK([materials.J3]);&quot;&quot;;[materials.J3])">
            <text:p/>
          </table:table-cell>
          <table:table-cell table:formula="of:=IF(ISBLANK([materials.K3]);&quot;&quot;;[materials.K3])">
            <text:p/>
          </table:table-cell>
          <table:table-cell table:formula="of:=LEFT([materials.H3];7)" office:value-type="string" office:string-value="#E93895" calcext:value-type="string">
            <text:p>#E93895</text:p>
          </table:table-cell>
          <table:table-cell table:style-name="ce84" table:formula="of:=T(ORG.OPENOFFICE.STYLE(CRTSTYLESIFNEED([.L3];&quot;clr&quot;)))">
            <text:p/>
          </table:table-cell>
          <table:table-cell table:formula="of:=MID([materials.H3];8;2)" office:value-type="string" office:string-value="FF" calcext:value-type="string">
            <text:p>FF</text:p>
          </table:table-cell>
          <table:table-cell table:formula="of:=IF(HEX2DEC([.N3])/256=0;&quot;&quot;;HEX2DEC([.N3])/256)" office:value-type="percentage" office:value="0.99609375" calcext:value-type="percentage">
            <text:p>100%</text:p>
          </table:table-cell>
        </table:table-row>
        <table:table-row table:style-name="ro4">
          <table:table-cell table:formula="of:=IF(ISBLANK([materials.A9]);&quot;&quot;;[materials.A9])" office:value-type="string" office:string-value="bldg" calcext:value-type="string">
            <text:p>bldg</text:p>
          </table:table-cell>
          <table:table-cell table:formula="of:=IF(ISBLANK([materials.B9]);&quot;&quot;;[materials.B9])" office:value-type="string" office:string-value="BuildingInstallation" calcext:value-type="string">
            <text:p>BuildingInstallation</text:p>
          </table:table-cell>
          <table:table-cell table:formula="of:=IF(ISBLANK([materials.C9]);&quot;&quot;;[materials.C9])">
            <text:p/>
          </table:table-cell>
          <table:table-cell table:formula="of:=IF(ISBLANK([materials.D9]);&quot;&quot;;[materials.D9])">
            <text:p/>
          </table:table-cell>
          <table:table-cell table:formula="of:=IF(ISBLANK([materials.E9]);&quot;&quot;;[materials.E9])">
            <text:p/>
          </table:table-cell>
          <table:table-cell table:formula="of:=IF(ISBLANK([materials.F9]);&quot;&quot;;[materials.F9])">
            <text:p/>
          </table:table-cell>
          <table:table-cell table:formula="of:=IF(ISBLANK([materials.G9]);&quot;&quot;;[materials.G9])">
            <text:p/>
          </table:table-cell>
          <table:table-cell table:formula="of:=IF(ISBLANK([materials.H9]);&quot;&quot;;[materials.H9])" office:value-type="string" office:string-value="#E67322FF" calcext:value-type="string">
            <text:p>#E67322FF</text:p>
          </table:table-cell>
          <table:table-cell table:formula="of:=IF(ISBLANK([materials.I9]);&quot;&quot;;[materials.I9])">
            <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E67322" calcext:value-type="string">
            <text:p>#E67322</text:p>
          </table:table-cell>
          <table:table-cell table:style-name="ce85" table:formula="of:=T(ORG.OPENOFFICE.STYLE(CRTSTYLESIFNEED([.L4];&quot;clr&quot;)))">
            <text:p/>
          </table:table-cell>
          <table:table-cell table:formula="of:=MID([materials.H9];8;2)" office:value-type="string" office:string-value="FF" calcext:value-type="string">
            <text:p>FF</text:p>
          </table:table-cell>
          <table:table-cell table:formula="of:=IF(HEX2DEC([.N4])/256=0;&quot;&quot;;HEX2DEC([.N4])/256)" office:value-type="percentage" office:value="0.99609375" calcext:value-type="percentage">
            <text:p>100%</text:p>
          </table:table-cell>
        </table:table-row>
        <table:table-row table:style-name="ro4">
          <table:table-cell table:formula="of:=IF(ISBLANK([materials.A11]);&quot;&quot;;[materials.A11])" office:value-type="string" office:string-value="bldg" calcext:value-type="string">
            <text:p>bldg</text:p>
          </table:table-cell>
          <table:table-cell table:formula="of:=IF(ISBLANK([materials.B11]);&quot;&quot;;[materials.B11])" office:value-type="string" office:string-value="BuildingRoom" calcext:value-type="string">
            <text:p>BuildingRoom</text:p>
          </table:table-cell>
          <table:table-cell table:formula="of:=IF(ISBLANK([materials.C11]);&quot;&quot;;[materials.C11])">
            <text:p/>
          </table:table-cell>
          <table:table-cell table:formula="of:=IF(ISBLANK([materials.D11]);&quot;&quot;;[materials.D11])">
            <text:p/>
          </table:table-cell>
          <table:table-cell table:formula="of:=IF(ISBLANK([materials.E11]);&quot;&quot;;[materials.E11])">
            <text:p/>
          </table:table-cell>
          <table:table-cell table:formula="of:=IF(ISBLANK([materials.F11]);&quot;&quot;;[materials.F11])">
            <text:p/>
          </table:table-cell>
          <table:table-cell table:formula="of:=IF(ISBLANK([materials.G11]);&quot;&quot;;[materials.G11])">
            <text:p/>
          </table:table-cell>
          <table:table-cell table:formula="of:=IF(ISBLANK([materials.H11]);&quot;&quot;;[materials.H11])" office:value-type="string" office:string-value="#22A1E6FF" calcext:value-type="string">
            <text:p>#22A1E6FF</text:p>
          </table:table-cell>
          <table:table-cell table:formula="of:=IF(ISBLANK([materials.I11]);&quot;&quot;;[materials.I11])">
            <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22A1E6" calcext:value-type="string">
            <text:p>#22A1E6</text:p>
          </table:table-cell>
          <table:table-cell table:style-name="ce86" table:formula="of:=T(ORG.OPENOFFICE.STYLE(CRTSTYLESIFNEED([.L5];&quot;clr&quot;)))">
            <text:p/>
          </table:table-cell>
          <table:table-cell table:formula="of:=MID([materials.H11];8;2)" office:value-type="string" office:string-value="FF" calcext:value-type="string">
            <text:p>FF</text:p>
          </table:table-cell>
          <table:table-cell table:formula="of:=IF(HEX2DEC([.N5])/256=0;&quot;&quot;;HEX2DEC([.N5])/256)" office:value-type="percentage" office:value="0.99609375" calcext:value-type="percentage">
            <text:p>100%</text:p>
          </table:table-cell>
        </table:table-row>
        <table:table-row table:style-name="ro4">
          <table:table-cell table:formula="of:=IF(ISBLANK([materials.A12]);&quot;&quot;;[materials.A12])" office:value-type="string" office:string-value="bldg" calcext:value-type="string">
            <text:p>bldg</text:p>
          </table:table-cell>
          <table:table-cell table:formula="of:=IF(ISBLANK([materials.B12]);&quot;&quot;;[materials.B12])" office:value-type="string" office:string-value="BuildingUnit" calcext:value-type="string">
            <text:p>BuildingUnit</text:p>
          </table:table-cell>
          <table:table-cell table:formula="of:=IF(ISBLANK([materials.C12]);&quot;&quot;;[materials.C12])">
            <text:p/>
          </table:table-cell>
          <table:table-cell table:formula="of:=IF(ISBLANK([materials.D12]);&quot;&quot;;[materials.D12])">
            <text:p/>
          </table:table-cell>
          <table:table-cell table:formula="of:=IF(ISBLANK([materials.E12]);&quot;&quot;;[materials.E12])">
            <text:p/>
          </table:table-cell>
          <table:table-cell table:formula="of:=IF(ISBLANK([materials.F12]);&quot;&quot;;[materials.F12])">
            <text:p/>
          </table:table-cell>
          <table:table-cell table:formula="of:=IF(ISBLANK([materials.G12]);&quot;&quot;;[materials.G12])">
            <text:p/>
          </table:table-cell>
          <table:table-cell table:formula="of:=IF(ISBLANK([materials.H12]);&quot;&quot;;[materials.H12])" office:value-type="string" office:string-value="#77719E40" calcext:value-type="string">
            <text:p>#77719E40</text:p>
          </table:table-cell>
          <table:table-cell table:formula="of:=IF(ISBLANK([materials.I12]);&quot;&quot;;[materials.I12])">
            <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77719E" calcext:value-type="string">
            <text:p>#77719E</text:p>
          </table:table-cell>
          <table:table-cell table:style-name="ce110" table:formula="of:=T(ORG.OPENOFFICE.STYLE(CRTSTYLESIFNEED([.L6];&quot;clr&quot;)))">
            <text:p/>
          </table:table-cell>
          <table:table-cell table:formula="of:=MID([materials.H12];8;2)" office:value-type="string" office:string-value="40" calcext:value-type="string">
            <text:p>40</text:p>
          </table:table-cell>
          <table:table-cell table:formula="of:=IF(HEX2DEC([.N6])/256=0;&quot;&quot;;HEX2DEC([.N6])/256)" office:value-type="percentage" office:value="0.25" calcext:value-type="percentage">
            <text:p>25%</text:p>
          </table:table-cell>
        </table:table-row>
        <table:table-row table:style-name="ro4">
          <table:table-cell table:formula="of:=IF(ISBLANK([materials.A13]);&quot;&quot;;[materials.A13])" office:value-type="string" office:string-value="bldg" calcext:value-type="string">
            <text:p>bldg</text:p>
          </table:table-cell>
          <table:table-cell table:formula="of:=IF(ISBLANK([materials.B13]);&quot;&quot;;[materials.B13])" office:value-type="string" office:string-value="Storey" calcext:value-type="string">
            <text:p>Storey</text:p>
          </table:table-cell>
          <table:table-cell table:formula="of:=IF(ISBLANK([materials.C13]);&quot;&quot;;[materials.C13])">
            <text:p/>
          </table:table-cell>
          <table:table-cell table:formula="of:=IF(ISBLANK([materials.D13]);&quot;&quot;;[materials.D13])">
            <text:p/>
          </table:table-cell>
          <table:table-cell table:formula="of:=IF(ISBLANK([materials.E13]);&quot;&quot;;[materials.E13])">
            <text:p/>
          </table:table-cell>
          <table:table-cell table:formula="of:=IF(ISBLANK([materials.F13]);&quot;&quot;;[materials.F13])">
            <text:p/>
          </table:table-cell>
          <table:table-cell table:formula="of:=IF(ISBLANK([materials.G13]);&quot;&quot;;[materials.G13])">
            <text:p/>
          </table:table-cell>
          <table:table-cell table:formula="of:=IF(ISBLANK([materials.H13]);&quot;&quot;;[materials.H13])" office:value-type="string" office:string-value="#6B27E440" calcext:value-type="string">
            <text:p>#6B27E440</text:p>
          </table:table-cell>
          <table:table-cell table:formula="of:=IF(ISBLANK([materials.I13]);&quot;&quot;;[materials.I13])">
            <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6B27E4" calcext:value-type="string">
            <text:p>#6B27E4</text:p>
          </table:table-cell>
          <table:table-cell table:style-name="ce99" table:formula="of:=T(ORG.OPENOFFICE.STYLE(CRTSTYLESIFNEED([.L7];&quot;clr&quot;)))">
            <text:p/>
          </table:table-cell>
          <table:table-cell table:formula="of:=MID([materials.H13];8;2)" office:value-type="string" office:string-value="40" calcext:value-type="string">
            <text:p>40</text:p>
          </table:table-cell>
          <table:table-cell table:formula="of:=IF(HEX2DEC([.N7])/256=0;&quot;&quot;;HEX2DEC([.N7])/256)" office:value-type="percentage" office:value="0.25" calcext:value-type="percentage">
            <text:p>25%</text:p>
          </table:table-cell>
        </table:table-row>
        <table:table-row table:style-name="ro4">
          <table:table-cell table:formula="of:=IF(ISBLANK([materials.A14]);&quot;&quot;;[materials.A14])" office:value-type="string" office:string-value="brid" calcext:value-type="string">
            <text:p>brid</text:p>
          </table:table-cell>
          <table:table-cell table:formula="of:=IF(ISBLANK([materials.B14]);&quot;&quot;;[materials.B14])" office:value-type="string" office:string-value="Bridge" calcext:value-type="string">
            <text:p>Bridge</text:p>
          </table:table-cell>
          <table:table-cell table:formula="of:=IF(ISBLANK([materials.C14]);&quot;&quot;;[materials.C14])">
            <text:p/>
          </table:table-cell>
          <table:table-cell table:formula="of:=IF(ISBLANK([materials.D14]);&quot;&quot;;[materials.D14])">
            <text:p/>
          </table:table-cell>
          <table:table-cell table:formula="of:=IF(ISBLANK([materials.E14]);&quot;&quot;;[materials.E14])">
            <text:p/>
          </table:table-cell>
          <table:table-cell table:formula="of:=IF(ISBLANK([materials.F14]);&quot;&quot;;[materials.F14])">
            <text:p/>
          </table:table-cell>
          <table:table-cell table:formula="of:=IF(ISBLANK([materials.G14]);&quot;&quot;;[materials.G14])">
            <text:p/>
          </table:table-cell>
          <table:table-cell table:formula="of:=IF(ISBLANK([materials.H14]);&quot;&quot;;[materials.H14])" office:value-type="string" office:string-value="#2F4F4FFF" calcext:value-type="string">
            <text:p>#2F4F4FFF</text:p>
          </table:table-cell>
          <table:table-cell table:formula="of:=IF(ISBLANK([materials.I14]);&quot;&quot;;[materials.I14])">
            <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2F4F4F" calcext:value-type="string">
            <text:p>#2F4F4F</text:p>
          </table:table-cell>
          <table:table-cell table:style-name="ce36" table:formula="of:=T(ORG.OPENOFFICE.STYLE(CRTSTYLESIFNEED([.L8];&quot;clr&quot;)))">
            <text:p/>
          </table:table-cell>
          <table:table-cell table:formula="of:=MID([materials.H14];8;2)" office:value-type="string" office:string-value="FF" calcext:value-type="string">
            <text:p>FF</text:p>
          </table:table-cell>
          <table:table-cell table:formula="of:=IF(HEX2DEC([.N8])/256=0;&quot;&quot;;HEX2DEC([.N8])/256)" office:value-type="percentage" office:value="0.99609375" calcext:value-type="percentage">
            <text:p>100%</text:p>
          </table:table-cell>
        </table:table-row>
        <table:table-row table:style-name="ro4">
          <table:table-cell table:formula="of:=IF(ISBLANK([materials.A15]);&quot;&quot;;[materials.A15])" office:value-type="string" office:string-value="brid" calcext:value-type="string">
            <text:p>brid</text:p>
          </table:table-cell>
          <table:table-cell table:formula="of:=IF(ISBLANK([materials.B15]);&quot;&quot;;[materials.B15])" office:value-type="string" office:string-value="BridgeConstructiveElement" calcext:value-type="string">
            <text:p>BridgeConstructiveElement</text:p>
          </table:table-cell>
          <table:table-cell table:formula="of:=IF(ISBLANK([materials.C15]);&quot;&quot;;[materials.C15])">
            <text:p/>
          </table:table-cell>
          <table:table-cell table:formula="of:=IF(ISBLANK([materials.D15]);&quot;&quot;;[materials.D15])">
            <text:p/>
          </table:table-cell>
          <table:table-cell table:formula="of:=IF(ISBLANK([materials.E15]);&quot;&quot;;[materials.E15])">
            <text:p/>
          </table:table-cell>
          <table:table-cell table:formula="of:=IF(ISBLANK([materials.F15]);&quot;&quot;;[materials.F15])">
            <text:p/>
          </table:table-cell>
          <table:table-cell table:formula="of:=IF(ISBLANK([materials.G15]);&quot;&quot;;[materials.G15])">
            <text:p/>
          </table:table-cell>
          <table:table-cell table:formula="of:=IF(ISBLANK([materials.H15]);&quot;&quot;;[materials.H15])" office:value-type="string" office:string-value="#C0C0C0FF" calcext:value-type="string">
            <text:p>#C0C0C0FF</text:p>
          </table:table-cell>
          <table:table-cell table:formula="of:=IF(ISBLANK([materials.I15]);&quot;&quot;;[materials.I15])">
            <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C0C0C0" calcext:value-type="string">
            <text:p>#C0C0C0</text:p>
          </table:table-cell>
          <table:table-cell table:style-name="ce38" table:formula="of:=T(ORG.OPENOFFICE.STYLE(CRTSTYLESIFNEED([.L9];&quot;clr&quot;)))">
            <text:p/>
          </table:table-cell>
          <table:table-cell table:formula="of:=MID([materials.H15];8;2)" office:value-type="string" office:string-value="FF" calcext:value-type="string">
            <text:p>FF</text:p>
          </table:table-cell>
          <table:table-cell table:formula="of:=IF(HEX2DEC([.N9])/256=0;&quot;&quot;;HEX2DEC([.N9])/256)" office:value-type="percentage" office:value="0.99609375" calcext:value-type="percentage">
            <text:p>100%</text:p>
          </table:table-cell>
        </table:table-row>
        <table:table-row table:style-name="ro4">
          <table:table-cell table:formula="of:=IF(ISBLANK([materials.A16]);&quot;&quot;;[materials.A16])" office:value-type="string" office:string-value="brid" calcext:value-type="string">
            <text:p>brid</text:p>
          </table:table-cell>
          <table:table-cell table:formula="of:=IF(ISBLANK([materials.B16]);&quot;&quot;;[materials.B16])" office:value-type="string" office:string-value="BridgeFurniture" calcext:value-type="string">
            <text:p>BridgeFurniture</text:p>
          </table:table-cell>
          <table:table-cell table:formula="of:=IF(ISBLANK([materials.C16]);&quot;&quot;;[materials.C16])">
            <text:p/>
          </table:table-cell>
          <table:table-cell table:formula="of:=IF(ISBLANK([materials.D16]);&quot;&quot;;[materials.D16])">
            <text:p/>
          </table:table-cell>
          <table:table-cell table:formula="of:=IF(ISBLANK([materials.E16]);&quot;&quot;;[materials.E16])">
            <text:p/>
          </table:table-cell>
          <table:table-cell table:formula="of:=IF(ISBLANK([materials.F16]);&quot;&quot;;[materials.F16])">
            <text:p/>
          </table:table-cell>
          <table:table-cell table:formula="of:=IF(ISBLANK([materials.G16]);&quot;&quot;;[materials.G16])">
            <text:p/>
          </table:table-cell>
          <table:table-cell table:formula="of:=IF(ISBLANK([materials.H16]);&quot;&quot;;[materials.H16])" office:value-type="string" office:string-value="#4169E1FF" calcext:value-type="string">
            <text:p>#4169E1FF</text:p>
          </table:table-cell>
          <table:table-cell table:formula="of:=IF(ISBLANK([materials.I16]);&quot;&quot;;[materials.I16])">
            <text:p/>
          </table:table-cell>
          <table:table-cell table:formula="of:=IF(ISBLANK([materials.J16]);&quot;&quot;;[materials.J16])">
            <text:p/>
          </table:table-cell>
          <table:table-cell table:formula="of:=IF(ISBLANK([materials.K16]);&quot;&quot;;[materials.K16])">
            <text:p/>
          </table:table-cell>
          <table:table-cell table:formula="of:=LEFT([materials.H16];7)" office:value-type="string" office:string-value="#4169E1" calcext:value-type="string">
            <text:p>#4169E1</text:p>
          </table:table-cell>
          <table:table-cell table:style-name="ce41" table:formula="of:=T(ORG.OPENOFFICE.STYLE(CRTSTYLESIFNEED([.L10];&quot;clr&quot;)))">
            <text:p/>
          </table:table-cell>
          <table:table-cell table:formula="of:=MID([materials.H16];8;2)" office:value-type="string" office:string-value="FF" calcext:value-type="string">
            <text:p>FF</text:p>
          </table:table-cell>
          <table:table-cell table:formula="of:=IF(HEX2DEC([.N10])/256=0;&quot;&quot;;HEX2DEC([.N10])/256)" office:value-type="percentage" office:value="0.99609375" calcext:value-type="percentage">
            <text:p>100%</text:p>
          </table:table-cell>
        </table:table-row>
        <table:table-row table:style-name="ro4">
          <table:table-cell table:formula="of:=IF(ISBLANK([materials.A17]);&quot;&quot;;[materials.A17])" office:value-type="string" office:string-value="brid" calcext:value-type="string">
            <text:p>brid</text:p>
          </table:table-cell>
          <table:table-cell table:formula="of:=IF(ISBLANK([materials.B17]);&quot;&quot;;[materials.B17])" office:value-type="string" office:string-value="BridgeInstallation" calcext:value-type="string">
            <text:p>BridgeInstallation</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A0522DFF" calcext:value-type="string">
            <text:p>#A0522DFF</text:p>
          </table:table-cell>
          <table:table-cell table:formula="of:=IF(ISBLANK([materials.I17]);&quot;&quot;;[materials.I17])">
            <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A0522D" calcext:value-type="string">
            <text:p>#A0522D</text:p>
          </table:table-cell>
          <table:table-cell table:style-name="ce40" table:formula="of:=T(ORG.OPENOFFICE.STYLE(CRTSTYLESIFNEED([.L11];&quot;clr&quot;)))">
            <text:p/>
          </table:table-cell>
          <table:table-cell table:formula="of:=MID([materials.H17];8;2)" office:value-type="string" office:string-value="FF" calcext:value-type="string">
            <text:p>FF</text:p>
          </table:table-cell>
          <table:table-cell table:formula="of:=IF(HEX2DEC([.N11])/256=0;&quot;&quot;;HEX2DEC([.N11])/256)" office:value-type="percentage" office:value="0.99609375" calcext:value-type="percentage">
            <text:p>100%</text:p>
          </table:table-cell>
        </table:table-row>
        <table:table-row table:style-name="ro4">
          <table:table-cell table:formula="of:=IF(ISBLANK([materials.A18]);&quot;&quot;;[materials.A18])" office:value-type="string" office:string-value="brid" calcext:value-type="string">
            <text:p>brid</text:p>
          </table:table-cell>
          <table:table-cell table:formula="of:=IF(ISBLANK([materials.B18]);&quot;&quot;;[materials.B18])" office:value-type="string" office:string-value="BridgePart" calcext:value-type="string">
            <text:p>BridgePart</text:p>
          </table:table-cell>
          <table:table-cell table:formula="of:=IF(ISBLANK([materials.C18]);&quot;&quot;;[materials.C18])">
            <text:p/>
          </table:table-cell>
          <table:table-cell table:formula="of:=IF(ISBLANK([materials.D18]);&quot;&quot;;[materials.D18])">
            <text:p/>
          </table:table-cell>
          <table:table-cell table:formula="of:=IF(ISBLANK([materials.E18]);&quot;&quot;;[materials.E18])">
            <text:p/>
          </table:table-cell>
          <table:table-cell table:formula="of:=IF(ISBLANK([materials.F18]);&quot;&quot;;[materials.F18])">
            <text:p/>
          </table:table-cell>
          <table:table-cell table:formula="of:=IF(ISBLANK([materials.G18]);&quot;&quot;;[materials.G18])">
            <text:p/>
          </table:table-cell>
          <table:table-cell table:formula="of:=IF(ISBLANK([materials.H18]);&quot;&quot;;[materials.H18])" office:value-type="string" office:string-value="#5F9EA0FF" calcext:value-type="string">
            <text:p>#5F9EA0FF</text:p>
          </table:table-cell>
          <table:table-cell table:formula="of:=IF(ISBLANK([materials.I18]);&quot;&quot;;[materials.I18])">
            <text:p/>
          </table:table-cell>
          <table:table-cell table:formula="of:=IF(ISBLANK([materials.J18]);&quot;&quot;;[materials.J18])">
            <text:p/>
          </table:table-cell>
          <table:table-cell table:formula="of:=IF(ISBLANK([materials.K18]);&quot;&quot;;[materials.K18])">
            <text:p/>
          </table:table-cell>
          <table:table-cell table:formula="of:=LEFT([materials.H18];7)" office:value-type="string" office:string-value="#5F9EA0" calcext:value-type="string">
            <text:p>#5F9EA0</text:p>
          </table:table-cell>
          <table:table-cell table:style-name="ce37" table:formula="of:=T(ORG.OPENOFFICE.STYLE(CRTSTYLESIFNEED([.L12];&quot;clr&quot;)))">
            <text:p/>
          </table:table-cell>
          <table:table-cell table:formula="of:=MID([materials.H18];8;2)" office:value-type="string" office:string-value="FF" calcext:value-type="string">
            <text:p>FF</text:p>
          </table:table-cell>
          <table:table-cell table:formula="of:=IF(HEX2DEC([.N12])/256=0;&quot;&quot;;HEX2DEC([.N12])/256)" office:value-type="percentage" office:value="0.99609375" calcext:value-type="percentage">
            <text:p>100%</text:p>
          </table:table-cell>
        </table:table-row>
        <table:table-row table:style-name="ro4">
          <table:table-cell table:formula="of:=IF(ISBLANK([materials.A19]);&quot;&quot;;[materials.A19])" office:value-type="string" office:string-value="brid" calcext:value-type="string">
            <text:p>brid</text:p>
          </table:table-cell>
          <table:table-cell table:formula="of:=IF(ISBLANK([materials.B19]);&quot;&quot;;[materials.B19])" office:value-type="string" office:string-value="BridgeRoom" calcext:value-type="string">
            <text:p>BridgeRoom</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FFF8DCFF" calcext:value-type="string">
            <text:p>#FFF8DCFF</text:p>
          </table:table-cell>
          <table:table-cell table:formula="of:=IF(ISBLANK([materials.I19]);&quot;&quot;;[materials.I19])">
            <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FFF8DC" calcext:value-type="string">
            <text:p>#FFF8DC</text:p>
          </table:table-cell>
          <table:table-cell table:style-name="ce39" table:formula="of:=T(ORG.OPENOFFICE.STYLE(CRTSTYLESIFNEED([.L13];&quot;clr&quot;)))">
            <text:p/>
          </table:table-cell>
          <table:table-cell table:formula="of:=MID([materials.H19];8;2)" office:value-type="string" office:string-value="FF" calcext:value-type="string">
            <text:p>FF</text:p>
          </table:table-cell>
          <table:table-cell table:formula="of:=IF(HEX2DEC([.N13])/256=0;&quot;&quot;;HEX2DEC([.N13])/256)" office:value-type="percentage" office:value="0.99609375" calcext:value-type="percentage">
            <text:p>100%</text:p>
          </table:table-cell>
        </table:table-row>
        <table:table-row table:style-name="ro4">
          <table:table-cell table:formula="of:=IF(ISBLANK([materials.A20]);&quot;&quot;;[materials.A20])" office:value-type="string" office:string-value="con" calcext:value-type="string">
            <text:p>con</text:p>
          </table:table-cell>
          <table:table-cell table:formula="of:=IF(ISBLANK([materials.B20]);&quot;&quot;;[materials.B20])" office:value-type="string" office:string-value="CeilingSurface" calcext:value-type="string">
            <text:p>CeilingSurface</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804141FF" calcext:value-type="string">
            <text:p>#804141FF</text:p>
          </table:table-cell>
          <table:table-cell table:formula="of:=IF(ISBLANK([materials.I20]);&quot;&quot;;[materials.I20])">
            <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804141" calcext:value-type="string">
            <text:p>#804141</text:p>
          </table:table-cell>
          <table:table-cell table:style-name="ce52" table:formula="of:=T(ORG.OPENOFFICE.STYLE(CRTSTYLESIFNEED([.L14];&quot;clr&quot;)))">
            <text:p/>
          </table:table-cell>
          <table:table-cell table:formula="of:=MID([materials.H20];8;2)" office:value-type="string" office:string-value="FF" calcext:value-type="string">
            <text:p>FF</text:p>
          </table:table-cell>
          <table:table-cell table:formula="of:=IF(HEX2DEC([.N14])/256=0;&quot;&quot;;HEX2DEC([.N14])/256)" office:value-type="percentage" office:value="0.99609375" calcext:value-type="percentage">
            <text:p>100%</text:p>
          </table:table-cell>
        </table:table-row>
        <table:table-row table:style-name="ro4">
          <table:table-cell table:formula="of:=IF(ISBLANK([materials.A21]);&quot;&quot;;[materials.A21])" office:value-type="string" office:string-value="con" calcext:value-type="string">
            <text:p>con</text:p>
          </table:table-cell>
          <table:table-cell table:formula="of:=IF(ISBLANK([materials.B21]);&quot;&quot;;[materials.B21])" office:value-type="string" office:string-value="Door" calcext:value-type="string">
            <text:p>Door</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7D6B44FF" calcext:value-type="string">
            <text:p>#7D6B44FF</text:p>
          </table:table-cell>
          <table:table-cell table:formula="of:=IF(ISBLANK([materials.I21]);&quot;&quot;;[materials.I21])">
            <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7D6B44" calcext:value-type="string">
            <text:p>#7D6B44</text:p>
          </table:table-cell>
          <table:table-cell table:style-name="ce71" table:formula="of:=T(ORG.OPENOFFICE.STYLE(CRTSTYLESIFNEED([.L15];&quot;clr&quot;)))">
            <text:p/>
          </table:table-cell>
          <table:table-cell table:formula="of:=MID([materials.H21];8;2)" office:value-type="string" office:string-value="FF" calcext:value-type="string">
            <text:p>FF</text:p>
          </table:table-cell>
          <table:table-cell table:formula="of:=IF(HEX2DEC([.N15])/256=0;&quot;&quot;;HEX2DEC([.N15])/256)" office:value-type="percentage" office:value="0.99609375" calcext:value-type="percentage">
            <text:p>100%</text:p>
          </table:table-cell>
        </table:table-row>
        <table:table-row table:style-name="ro4">
          <table:table-cell table:formula="of:=IF(ISBLANK([materials.A22]);&quot;&quot;;[materials.A22])" office:value-type="string" office:string-value="con" calcext:value-type="string">
            <text:p>con</text:p>
          </table:table-cell>
          <table:table-cell table:formula="of:=IF(ISBLANK([materials.B22]);&quot;&quot;;[materials.B22])" office:value-type="string" office:string-value="DoorSurface" calcext:value-type="string">
            <text:p>DoorSurface</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7D6B44FF" calcext:value-type="string">
            <text:p>#7D6B44FF</text:p>
          </table:table-cell>
          <table:table-cell table:formula="of:=IF(ISBLANK([materials.I22]);&quot;&quot;;[materials.I22])">
            <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7D6B44" calcext:value-type="string">
            <text:p>#7D6B44</text:p>
          </table:table-cell>
          <table:table-cell table:style-name="ce71" table:formula="of:=T(ORG.OPENOFFICE.STYLE(CRTSTYLESIFNEED([.L16];&quot;clr&quot;)))">
            <text:p/>
          </table:table-cell>
          <table:table-cell table:formula="of:=MID([materials.H22];8;2)" office:value-type="string" office:string-value="FF" calcext:value-type="string">
            <text:p>FF</text:p>
          </table:table-cell>
          <table:table-cell table:formula="of:=IF(HEX2DEC([.N16])/256=0;&quot;&quot;;HEX2DEC([.N16])/256)" office:value-type="percentage" office:value="0.99609375" calcext:value-type="percentage">
            <text:p>100%</text:p>
          </table:table-cell>
        </table:table-row>
        <table:table-row table:style-name="ro4">
          <table:table-cell table:formula="of:=IF(ISBLANK([materials.A23]);&quot;&quot;;[materials.A23])" office:value-type="string" office:string-value="con" calcext:value-type="string">
            <text:p>con</text:p>
          </table:table-cell>
          <table:table-cell table:formula="of:=IF(ISBLANK([materials.B23]);&quot;&quot;;[materials.B23])" office:value-type="string" office:string-value="FloorSurface" calcext:value-type="string">
            <text:p>FloorSurface</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616161FF" calcext:value-type="string">
            <text:p>#616161FF</text:p>
          </table:table-cell>
          <table:table-cell table:formula="of:=IF(ISBLANK([materials.I23]);&quot;&quot;;[materials.I23])">
            <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616161" calcext:value-type="string">
            <text:p>#616161</text:p>
          </table:table-cell>
          <table:table-cell table:formula="of:=T(ORG.OPENOFFICE.STYLE(CRTSTYLESIFNEED([.L17];&quot;clr&quot;)))">
            <text:p/>
          </table:table-cell>
          <table:table-cell table:formula="of:=MID([materials.H23];8;2)" office:value-type="string" office:string-value="FF" calcext:value-type="string">
            <text:p>FF</text:p>
          </table:table-cell>
          <table:table-cell table:formula="of:=IF(HEX2DEC([.N17])/256=0;&quot;&quot;;HEX2DEC([.N17])/256)" office:value-type="percentage" office:value="0.99609375" calcext:value-type="percentage">
            <text:p>100%</text:p>
          </table:table-cell>
        </table:table-row>
        <table:table-row table:style-name="ro4">
          <table:table-cell table:formula="of:=IF(ISBLANK([materials.A24]);&quot;&quot;;[materials.A24])" office:value-type="string" office:string-value="con" calcext:value-type="string">
            <text:p>con</text:p>
          </table:table-cell>
          <table:table-cell table:formula="of:=IF(ISBLANK([materials.B24]);&quot;&quot;;[materials.B24])" office:value-type="string" office:string-value="GroundSurface" calcext:value-type="string">
            <text:p>GroundSurface</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616161FF" calcext:value-type="string">
            <text:p>#616161FF</text:p>
          </table:table-cell>
          <table:table-cell table:formula="of:=IF(ISBLANK([materials.I24]);&quot;&quot;;[materials.I24])">
            <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616161" calcext:value-type="string">
            <text:p>#616161</text:p>
          </table:table-cell>
          <table:table-cell table:formula="of:=T(ORG.OPENOFFICE.STYLE(CRTSTYLESIFNEED([.L18];&quot;clr&quot;)))">
            <text:p/>
          </table:table-cell>
          <table:table-cell table:formula="of:=MID([materials.H24];8;2)" office:value-type="string" office:string-value="FF" calcext:value-type="string">
            <text:p>FF</text:p>
          </table:table-cell>
          <table:table-cell table:formula="of:=IF(HEX2DEC([.N18])/256=0;&quot;&quot;;HEX2DEC([.N18])/256)" office:value-type="percentage" office:value="0.99609375" calcext:value-type="percentage">
            <text:p>100%</text:p>
          </table:table-cell>
        </table:table-row>
        <table:table-row table:style-name="ro4">
          <table:table-cell table:formula="of:=IF(ISBLANK([materials.A25]);&quot;&quot;;[materials.A25])" office:value-type="string" office:string-value="con" calcext:value-type="string">
            <text:p>con</text:p>
          </table:table-cell>
          <table:table-cell table:formula="of:=IF(ISBLANK([materials.B25]);&quot;&quot;;[materials.B25])" office:value-type="string" office:string-value="InteriorWallSurface" calcext:value-type="string">
            <text:p>InteriorWallSurface</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C4B08FFF" calcext:value-type="string">
            <text:p>#C4B08FFF</text:p>
          </table:table-cell>
          <table:table-cell table:formula="of:=IF(ISBLANK([materials.I25]);&quot;&quot;;[materials.I25])">
            <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C4B08F" calcext:value-type="string">
            <text:p>#C4B08F</text:p>
          </table:table-cell>
          <table:table-cell table:style-name="ce108" table:formula="of:=T(ORG.OPENOFFICE.STYLE(CRTSTYLESIFNEED([.L19];&quot;clr&quot;)))">
            <text:p/>
          </table:table-cell>
          <table:table-cell table:formula="of:=MID([materials.H25];8;2)" office:value-type="string" office:string-value="FF" calcext:value-type="string">
            <text:p>FF</text:p>
          </table:table-cell>
          <table:table-cell table:formula="of:=IF(HEX2DEC([.N19])/256=0;&quot;&quot;;HEX2DEC([.N19])/256)" office:value-type="percentage" office:value="0.99609375" calcext:value-type="percentage">
            <text:p>100%</text:p>
          </table:table-cell>
        </table:table-row>
        <table:table-row table:style-name="ro4">
          <table:table-cell table:formula="of:=IF(ISBLANK([materials.A26]);&quot;&quot;;[materials.A26])" office:value-type="string" office:string-value="con" calcext:value-type="string">
            <text:p>con</text:p>
          </table:table-cell>
          <table:table-cell table:formula="of:=IF(ISBLANK([materials.B26]);&quot;&quot;;[materials.B26])" office:value-type="string" office:string-value="OtherConstruction" calcext:value-type="string">
            <text:p>OtherConstruction</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646464FF" calcext:value-type="string">
            <text:p>#646464FF</text:p>
          </table:table-cell>
          <table:table-cell table:formula="of:=IF(ISBLANK([materials.I26]);&quot;&quot;;[materials.I26])">
            <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646464" calcext:value-type="string">
            <text:p>#646464</text:p>
          </table:table-cell>
          <table:table-cell table:style-name="ce51" table:formula="of:=T(ORG.OPENOFFICE.STYLE(CRTSTYLESIFNEED([.L20];&quot;clr&quot;)))">
            <text:p/>
          </table:table-cell>
          <table:table-cell table:formula="of:=MID([materials.H26];8;2)" office:value-type="string" office:string-value="FF" calcext:value-type="string">
            <text:p>FF</text:p>
          </table:table-cell>
          <table:table-cell table:formula="of:=IF(HEX2DEC([.N20])/256=0;&quot;&quot;;HEX2DEC([.N20])/256)" office:value-type="percentage" office:value="0.99609375" calcext:value-type="percentage">
            <text:p>100%</text:p>
          </table:table-cell>
        </table:table-row>
        <table:table-row table:style-name="ro4">
          <table:table-cell table:formula="of:=IF(ISBLANK([materials.A27]);&quot;&quot;;[materials.A27])" office:value-type="string" office:string-value="con" calcext:value-type="string">
            <text:p>con</text:p>
          </table:table-cell>
          <table:table-cell table:formula="of:=IF(ISBLANK([materials.B27]);&quot;&quot;;[materials.B27])" office:value-type="string" office:string-value="OuterCeilingSurface" calcext:value-type="string">
            <text:p>OuterCeilingSurface</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804141FF" calcext:value-type="string">
            <text:p>#804141FF</text:p>
          </table:table-cell>
          <table:table-cell table:formula="of:=IF(ISBLANK([materials.I27]);&quot;&quot;;[materials.I27])">
            <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804141" calcext:value-type="string">
            <text:p>#804141</text:p>
          </table:table-cell>
          <table:table-cell table:style-name="ce52" table:formula="of:=T(ORG.OPENOFFICE.STYLE(CRTSTYLESIFNEED([.L21];&quot;clr&quot;)))">
            <text:p/>
          </table:table-cell>
          <table:table-cell table:formula="of:=MID([materials.H27];8;2)" office:value-type="string" office:string-value="FF" calcext:value-type="string">
            <text:p>FF</text:p>
          </table:table-cell>
          <table:table-cell table:formula="of:=IF(HEX2DEC([.N21])/256=0;&quot;&quot;;HEX2DEC([.N21])/256)" office:value-type="percentage" office:value="0.99609375" calcext:value-type="percentage">
            <text:p>100%</text:p>
          </table:table-cell>
        </table:table-row>
        <table:table-row table:style-name="ro4">
          <table:table-cell table:formula="of:=IF(ISBLANK([materials.A28]);&quot;&quot;;[materials.A28])" office:value-type="string" office:string-value="con" calcext:value-type="string">
            <text:p>con</text:p>
          </table:table-cell>
          <table:table-cell table:formula="of:=IF(ISBLANK([materials.B28]);&quot;&quot;;[materials.B28])" office:value-type="string" office:string-value="OuterFloorSurface" calcext:value-type="string">
            <text:p>OuterFloorSurface</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73697AFF" calcext:value-type="string">
            <text:p>#73697AFF</text:p>
          </table:table-cell>
          <table:table-cell table:formula="of:=IF(ISBLANK([materials.I28]);&quot;&quot;;[materials.I28])">
            <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73697A" calcext:value-type="string">
            <text:p>#73697A</text:p>
          </table:table-cell>
          <table:table-cell table:style-name="ce94" table:formula="of:=T(ORG.OPENOFFICE.STYLE(CRTSTYLESIFNEED([.L22];&quot;clr&quot;)))">
            <text:p/>
          </table:table-cell>
          <table:table-cell table:formula="of:=MID([materials.H28];8;2)" office:value-type="string" office:string-value="FF" calcext:value-type="string">
            <text:p>FF</text:p>
          </table:table-cell>
          <table:table-cell table:formula="of:=IF(HEX2DEC([.N22])/256=0;&quot;&quot;;HEX2DEC([.N22])/256)" office:value-type="percentage" office:value="0.99609375" calcext:value-type="percentage">
            <text:p>100%</text:p>
          </table:table-cell>
        </table:table-row>
        <table:table-row table:style-name="ro4">
          <table:table-cell table:formula="of:=IF(ISBLANK([materials.A29]);&quot;&quot;;[materials.A29])" office:value-type="string" office:string-value="con" calcext:value-type="string">
            <text:p>con</text:p>
          </table:table-cell>
          <table:table-cell table:formula="of:=IF(ISBLANK([materials.B29]);&quot;&quot;;[materials.B29])" office:value-type="string" office:string-value="RoofSurface" calcext:value-type="string">
            <text:p>RoofSurface</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942842FF" calcext:value-type="string">
            <text:p>#942842FF</text:p>
          </table:table-cell>
          <table:table-cell table:formula="of:=IF(ISBLANK([materials.I29]);&quot;&quot;;[materials.I29])">
            <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942842" calcext:value-type="string">
            <text:p>#942842</text:p>
          </table:table-cell>
          <table:table-cell table:style-name="ce56" table:formula="of:=T(ORG.OPENOFFICE.STYLE(CRTSTYLESIFNEED([.L23];&quot;clr&quot;)))">
            <text:p/>
          </table:table-cell>
          <table:table-cell table:formula="of:=MID([materials.H29];8;2)" office:value-type="string" office:string-value="FF" calcext:value-type="string">
            <text:p>FF</text:p>
          </table:table-cell>
          <table:table-cell table:formula="of:=IF(HEX2DEC([.N23])/256=0;&quot;&quot;;HEX2DEC([.N23])/256)" office:value-type="percentage" office:value="0.99609375" calcext:value-type="percentage">
            <text:p>100%</text:p>
          </table:table-cell>
        </table:table-row>
        <table:table-row table:style-name="ro4">
          <table:table-cell table:formula="of:=IF(ISBLANK([materials.A30]);&quot;&quot;;[materials.A30])" office:value-type="string" office:string-value="con" calcext:value-type="string">
            <text:p>con</text:p>
          </table:table-cell>
          <table:table-cell table:formula="of:=IF(ISBLANK([materials.B30]);&quot;&quot;;[materials.B30])" office:value-type="string" office:string-value="WallSurface" calcext:value-type="string">
            <text:p>WallSurface</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C4B08FFF" calcext:value-type="string">
            <text:p>#C4B08FFF</text:p>
          </table:table-cell>
          <table:table-cell table:formula="of:=IF(ISBLANK([materials.I30]);&quot;&quot;;[materials.I30])">
            <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C4B08F" calcext:value-type="string">
            <text:p>#C4B08F</text:p>
          </table:table-cell>
          <table:table-cell table:style-name="ce108" table:formula="of:=T(ORG.OPENOFFICE.STYLE(CRTSTYLESIFNEED([.L24];&quot;clr&quot;)))">
            <text:p/>
          </table:table-cell>
          <table:table-cell table:formula="of:=MID([materials.H30];8;2)" office:value-type="string" office:string-value="FF" calcext:value-type="string">
            <text:p>FF</text:p>
          </table:table-cell>
          <table:table-cell table:formula="of:=IF(HEX2DEC([.N24])/256=0;&quot;&quot;;HEX2DEC([.N24])/256)" office:value-type="percentage" office:value="0.99609375" calcext:value-type="percentage">
            <text:p>100%</text:p>
          </table:table-cell>
        </table:table-row>
        <table:table-row table:style-name="ro4">
          <table:table-cell table:formula="of:=IF(ISBLANK([materials.A31]);&quot;&quot;;[materials.A31])" office:value-type="string" office:string-value="con" calcext:value-type="string">
            <text:p>con</text:p>
          </table:table-cell>
          <table:table-cell table:formula="of:=IF(ISBLANK([materials.B31]);&quot;&quot;;[materials.B31])" office:value-type="string" office:string-value="Window" calcext:value-type="string">
            <text:p>Window</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7ED3DDFF" calcext:value-type="string">
            <text:p>#7ED3DDFF</text:p>
          </table:table-cell>
          <table:table-cell table:formula="of:=IF(ISBLANK([materials.I31]);&quot;&quot;;[materials.I31])">
            <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7ED3DD" calcext:value-type="string">
            <text:p>#7ED3DD</text:p>
          </table:table-cell>
          <table:table-cell table:style-name="ce109" table:formula="of:=T(ORG.OPENOFFICE.STYLE(CRTSTYLESIFNEED([.L25];&quot;clr&quot;)))">
            <text:p/>
          </table:table-cell>
          <table:table-cell table:formula="of:=MID([materials.H31];8;2)" office:value-type="string" office:string-value="FF" calcext:value-type="string">
            <text:p>FF</text:p>
          </table:table-cell>
          <table:table-cell table:formula="of:=IF(HEX2DEC([.N25])/256=0;&quot;&quot;;HEX2DEC([.N25])/256)" office:value-type="percentage" office:value="0.99609375" calcext:value-type="percentage">
            <text:p>100%</text:p>
          </table:table-cell>
        </table:table-row>
        <table:table-row table:style-name="ro4">
          <table:table-cell table:formula="of:=IF(ISBLANK([materials.A32]);&quot;&quot;;[materials.A32])" office:value-type="string" office:string-value="con" calcext:value-type="string">
            <text:p>con</text:p>
          </table:table-cell>
          <table:table-cell table:formula="of:=IF(ISBLANK([materials.B32]);&quot;&quot;;[materials.B32])" office:value-type="string" office:string-value="WindowSurface" calcext:value-type="string">
            <text:p>WindowSurface</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7ED3DDFF" calcext:value-type="string">
            <text:p>#7ED3DDFF</text:p>
          </table:table-cell>
          <table:table-cell table:formula="of:=IF(ISBLANK([materials.I32]);&quot;&quot;;[materials.I32])">
            <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7ED3DD" calcext:value-type="string">
            <text:p>#7ED3DD</text:p>
          </table:table-cell>
          <table:table-cell table:style-name="ce109" table:formula="of:=T(ORG.OPENOFFICE.STYLE(CRTSTYLESIFNEED([.L26];&quot;clr&quot;)))">
            <text:p/>
          </table:table-cell>
          <table:table-cell table:formula="of:=MID([materials.H32];8;2)" office:value-type="string" office:string-value="FF" calcext:value-type="string">
            <text:p>FF</text:p>
          </table:table-cell>
          <table:table-cell table:formula="of:=IF(HEX2DEC([.N26])/256=0;&quot;&quot;;HEX2DEC([.N26])/256)" office:value-type="percentage" office:value="0.99609375" calcext:value-type="percentage">
            <text:p>100%</text:p>
          </table:table-cell>
        </table:table-row>
        <table:table-row table:style-name="ro4">
          <table:table-cell table:formula="of:=IF(ISBLANK([materials.A33]);&quot;&quot;;[materials.A33])" office:value-type="string" office:string-value="core" calcext:value-type="string">
            <text:p>core</text:p>
          </table:table-cell>
          <table:table-cell table:formula="of:=IF(ISBLANK([materials.B33]);&quot;&quot;;[materials.B33])" office:value-type="string" office:string-value="ClosureSurface" calcext:value-type="string">
            <text:p>ClosureSurface</text:p>
          </table:table-cell>
          <table:table-cell table:formula="of:=IF(ISBLANK([materials.C33]);&quot;&quot;;[materials.C33])">
            <text:p/>
          </table:table-cell>
          <table:table-cell table:formula="of:=IF(ISBLANK([materials.D33]);&quot;&quot;;[materials.D33])">
            <text:p/>
          </table:table-cell>
          <table:table-cell table:formula="of:=IF(ISBLANK([materials.E33]);&quot;&quot;;[materials.E33])">
            <text:p/>
          </table:table-cell>
          <table:table-cell table:formula="of:=IF(ISBLANK([materials.F33]);&quot;&quot;;[materials.F33])">
            <text:p/>
          </table:table-cell>
          <table:table-cell table:formula="of:=IF(ISBLANK([materials.G33]);&quot;&quot;;[materials.G33])">
            <text:p/>
          </table:table-cell>
          <table:table-cell table:formula="of:=IF(ISBLANK([materials.H33]);&quot;&quot;;[materials.H33])" office:value-type="string" office:string-value="#7ED3DDFF" calcext:value-type="string">
            <text:p>#7ED3DDFF</text:p>
          </table:table-cell>
          <table:table-cell table:formula="of:=IF(ISBLANK([materials.I33]);&quot;&quot;;[materials.I33])">
            <text:p/>
          </table:table-cell>
          <table:table-cell table:formula="of:=IF(ISBLANK([materials.J33]);&quot;&quot;;[materials.J33])">
            <text:p/>
          </table:table-cell>
          <table:table-cell table:formula="of:=IF(ISBLANK([materials.K33]);&quot;&quot;;[materials.K33])">
            <text:p/>
          </table:table-cell>
          <table:table-cell table:formula="of:=LEFT([materials.H33];7)" office:value-type="string" office:string-value="#7ED3DD" calcext:value-type="string">
            <text:p>#7ED3DD</text:p>
          </table:table-cell>
          <table:table-cell table:style-name="ce109" table:formula="of:=T(ORG.OPENOFFICE.STYLE(CRTSTYLESIFNEED([.L27];&quot;clr&quot;)))">
            <text:p/>
          </table:table-cell>
          <table:table-cell table:formula="of:=MID([materials.H33];8;2)" office:value-type="string" office:string-value="FF" calcext:value-type="string">
            <text:p>FF</text:p>
          </table:table-cell>
          <table:table-cell table:formula="of:=IF(HEX2DEC([.N27])/256=0;&quot;&quot;;HEX2DEC([.N27])/256)" office:value-type="percentage" office:value="0.99609375" calcext:value-type="percentage">
            <text:p>100%</text:p>
          </table:table-cell>
        </table:table-row>
        <table:table-row table:style-name="ro4">
          <table:table-cell table:formula="of:=IF(ISBLANK([materials.A34]);&quot;&quot;;[materials.A34])" office:value-type="string" office:string-value="dem" calcext:value-type="string">
            <text:p>dem</text:p>
          </table:table-cell>
          <table:table-cell table:formula="of:=IF(ISBLANK([materials.B34]);&quot;&quot;;[materials.B34])" office:value-type="string" office:string-value="BreaklineRelief" calcext:value-type="string">
            <text:p>BreaklineRelief</text:p>
          </table:table-cell>
          <table:table-cell table:formula="of:=IF(ISBLANK([materials.C34]);&quot;&quot;;[materials.C34])">
            <text:p/>
          </table:table-cell>
          <table:table-cell table:formula="of:=IF(ISBLANK([materials.D34]);&quot;&quot;;[materials.D34])">
            <text:p/>
          </table:table-cell>
          <table:table-cell table:formula="of:=IF(ISBLANK([materials.E34]);&quot;&quot;;[materials.E34])">
            <text:p/>
          </table:table-cell>
          <table:table-cell table:formula="of:=IF(ISBLANK([materials.F34]);&quot;&quot;;[materials.F34])">
            <text:p/>
          </table:table-cell>
          <table:table-cell table:formula="of:=IF(ISBLANK([materials.G34]);&quot;&quot;;[materials.G34])">
            <text:p/>
          </table:table-cell>
          <table:table-cell table:formula="of:=IF(ISBLANK([materials.H34]);&quot;&quot;;[materials.H34])" office:value-type="string" office:string-value="#616161FF" calcext:value-type="string">
            <text:p>#616161FF</text:p>
          </table:table-cell>
          <table:table-cell table:formula="of:=IF(ISBLANK([materials.I34]);&quot;&quot;;[materials.I34])">
            <text:p/>
          </table:table-cell>
          <table:table-cell table:formula="of:=IF(ISBLANK([materials.J34]);&quot;&quot;;[materials.J34])">
            <text:p/>
          </table:table-cell>
          <table:table-cell table:formula="of:=IF(ISBLANK([materials.K34]);&quot;&quot;;[materials.K34])">
            <text:p/>
          </table:table-cell>
          <table:table-cell table:formula="of:=LEFT([materials.H34];7)" office:value-type="string" office:string-value="#616161" calcext:value-type="string">
            <text:p>#616161</text:p>
          </table:table-cell>
          <table:table-cell table:formula="of:=T(ORG.OPENOFFICE.STYLE(CRTSTYLESIFNEED([.L28];&quot;clr&quot;)))">
            <text:p/>
          </table:table-cell>
          <table:table-cell table:formula="of:=MID([materials.H34];8;2)" office:value-type="string" office:string-value="FF" calcext:value-type="string">
            <text:p>FF</text:p>
          </table:table-cell>
          <table:table-cell table:formula="of:=IF(HEX2DEC([.N28])/256=0;&quot;&quot;;HEX2DEC([.N28])/256)" office:value-type="percentage" office:value="0.99609375" calcext:value-type="percentage">
            <text:p>100%</text:p>
          </table:table-cell>
        </table:table-row>
        <table:table-row table:style-name="ro4">
          <table:table-cell table:formula="of:=IF(ISBLANK([materials.A35]);&quot;&quot;;[materials.A35])" office:value-type="string" office:string-value="dem" calcext:value-type="string">
            <text:p>dem</text:p>
          </table:table-cell>
          <table:table-cell table:formula="of:=IF(ISBLANK([materials.B35]);&quot;&quot;;[materials.B35])" office:value-type="string" office:string-value="MassPointRelief" calcext:value-type="string">
            <text:p>MassPointRelief</text:p>
          </table:table-cell>
          <table:table-cell table:formula="of:=IF(ISBLANK([materials.C35]);&quot;&quot;;[materials.C35])">
            <text:p/>
          </table:table-cell>
          <table:table-cell table:formula="of:=IF(ISBLANK([materials.D35]);&quot;&quot;;[materials.D35])">
            <text:p/>
          </table:table-cell>
          <table:table-cell table:formula="of:=IF(ISBLANK([materials.E35]);&quot;&quot;;[materials.E35])">
            <text:p/>
          </table:table-cell>
          <table:table-cell table:formula="of:=IF(ISBLANK([materials.F35]);&quot;&quot;;[materials.F35])">
            <text:p/>
          </table:table-cell>
          <table:table-cell table:formula="of:=IF(ISBLANK([materials.G35]);&quot;&quot;;[materials.G35])">
            <text:p/>
          </table:table-cell>
          <table:table-cell table:formula="of:=IF(ISBLANK([materials.H35]);&quot;&quot;;[materials.H35])" office:value-type="string" office:string-value="#616161FF" calcext:value-type="string">
            <text:p>#616161FF</text:p>
          </table:table-cell>
          <table:table-cell table:formula="of:=IF(ISBLANK([materials.I35]);&quot;&quot;;[materials.I35])">
            <text:p/>
          </table:table-cell>
          <table:table-cell table:formula="of:=IF(ISBLANK([materials.J35]);&quot;&quot;;[materials.J35])">
            <text:p/>
          </table:table-cell>
          <table:table-cell table:formula="of:=IF(ISBLANK([materials.K35]);&quot;&quot;;[materials.K35])">
            <text:p/>
          </table:table-cell>
          <table:table-cell table:formula="of:=LEFT([materials.H35];7)" office:value-type="string" office:string-value="#616161" calcext:value-type="string">
            <text:p>#616161</text:p>
          </table:table-cell>
          <table:table-cell table:formula="of:=T(ORG.OPENOFFICE.STYLE(CRTSTYLESIFNEED([.L29];&quot;clr&quot;)))">
            <text:p/>
          </table:table-cell>
          <table:table-cell table:formula="of:=MID([materials.H35];8;2)" office:value-type="string" office:string-value="FF" calcext:value-type="string">
            <text:p>FF</text:p>
          </table:table-cell>
          <table:table-cell table:formula="of:=IF(HEX2DEC([.N29])/256=0;&quot;&quot;;HEX2DEC([.N29])/256)" office:value-type="percentage" office:value="0.99609375" calcext:value-type="percentage">
            <text:p>100%</text:p>
          </table:table-cell>
        </table:table-row>
        <table:table-row table:style-name="ro4">
          <table:table-cell table:formula="of:=IF(ISBLANK([materials.A36]);&quot;&quot;;[materials.A36])" office:value-type="string" office:string-value="dem" calcext:value-type="string">
            <text:p>dem</text:p>
          </table:table-cell>
          <table:table-cell table:formula="of:=IF(ISBLANK([materials.B36]);&quot;&quot;;[materials.B36])" office:value-type="string" office:string-value="RasterRelief" calcext:value-type="string">
            <text:p>RasterRelief</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616161FF" calcext:value-type="string">
            <text:p>#616161FF</text:p>
          </table:table-cell>
          <table:table-cell table:formula="of:=IF(ISBLANK([materials.I36]);&quot;&quot;;[materials.I36])">
            <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616161" calcext:value-type="string">
            <text:p>#616161</text:p>
          </table:table-cell>
          <table:table-cell table:formula="of:=T(ORG.OPENOFFICE.STYLE(CRTSTYLESIFNEED([.L30];&quot;clr&quot;)))">
            <text:p/>
          </table:table-cell>
          <table:table-cell table:formula="of:=MID([materials.H36];8;2)" office:value-type="string" office:string-value="FF" calcext:value-type="string">
            <text:p>FF</text:p>
          </table:table-cell>
          <table:table-cell table:formula="of:=IF(HEX2DEC([.N30])/256=0;&quot;&quot;;HEX2DEC([.N30])/256)" office:value-type="percentage" office:value="0.99609375" calcext:value-type="percentage">
            <text:p>100%</text:p>
          </table:table-cell>
        </table:table-row>
        <table:table-row table:style-name="ro4">
          <table:table-cell table:formula="of:=IF(ISBLANK([materials.A38]);&quot;&quot;;[materials.A38])" office:value-type="string" office:string-value="dem" calcext:value-type="string">
            <text:p>dem</text:p>
          </table:table-cell>
          <table:table-cell table:formula="of:=IF(ISBLANK([materials.B38]);&quot;&quot;;[materials.B38])" office:value-type="string" office:string-value="TINRelief" calcext:value-type="string">
            <text:p>TINRelief</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43FF64FF" calcext:value-type="string">
            <text:p>#43FF64FF</text:p>
          </table:table-cell>
          <table:table-cell table:formula="of:=IF(ISBLANK([materials.I38]);&quot;&quot;;[materials.I38])">
            <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43FF64" calcext:value-type="string">
            <text:p>#43FF64</text:p>
          </table:table-cell>
          <table:table-cell table:style-name="ce100" table:formula="of:=T(ORG.OPENOFFICE.STYLE(CRTSTYLESIFNEED([.L31];&quot;clr&quot;)))">
            <text:p/>
          </table:table-cell>
          <table:table-cell table:formula="of:=MID([materials.H38];8;2)" office:value-type="string" office:string-value="FF" calcext:value-type="string">
            <text:p>FF</text:p>
          </table:table-cell>
          <table:table-cell table:formula="of:=IF(HEX2DEC([.N31])/256=0;&quot;&quot;;HEX2DEC([.N31])/256)" office:value-type="percentage" office:value="0.99609375" calcext:value-type="percentage">
            <text:p>100%</text:p>
          </table:table-cell>
        </table:table-row>
        <table:table-row table:style-name="ro4">
          <table:table-cell table:formula="of:=IF(ISBLANK([materials.A39]);&quot;&quot;;[materials.A39])" office:value-type="string" office:string-value="frn" calcext:value-type="string">
            <text:p>frn</text:p>
          </table:table-cell>
          <table:table-cell table:formula="of:=IF(ISBLANK([materials.B39]);&quot;&quot;;[materials.B39])" office:value-type="string" office:string-value="CityFurniture" calcext:value-type="string">
            <text:p>CityFurniture</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B0C4DEFF" calcext:value-type="string">
            <text:p>#B0C4DEFF</text:p>
          </table:table-cell>
          <table:table-cell table:formula="of:=IF(ISBLANK([materials.I39]);&quot;&quot;;[materials.I39])">
            <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B0C4DE" calcext:value-type="string">
            <text:p>#B0C4DE</text:p>
          </table:table-cell>
          <table:table-cell table:style-name="ce46" table:formula="of:=T(ORG.OPENOFFICE.STYLE(CRTSTYLESIFNEED([.L32];&quot;clr&quot;)))">
            <text:p/>
          </table:table-cell>
          <table:table-cell table:formula="of:=MID([materials.H39];8;2)" office:value-type="string" office:string-value="FF" calcext:value-type="string">
            <text:p>FF</text:p>
          </table:table-cell>
          <table:table-cell table:formula="of:=IF(HEX2DEC([.N32])/256=0;&quot;&quot;;HEX2DEC([.N32])/256)" office:value-type="percentage" office:value="0.99609375" calcext:value-type="percentage">
            <text:p>100%</text:p>
          </table:table-cell>
        </table:table-row>
        <table:table-row table:style-name="ro4">
          <table:table-cell table:formula="of:=IF(ISBLANK([materials.A40]);&quot;&quot;;[materials.A40])" office:value-type="string" office:string-value="gen" calcext:value-type="string">
            <text:p>gen</text:p>
          </table:table-cell>
          <table:table-cell table:formula="of:=IF(ISBLANK([materials.B40]);&quot;&quot;;[materials.B40])" office:value-type="string" office:string-value="GenericLogicalSpace" calcext:value-type="string">
            <text:p>GenericLogicalSpac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80414180" calcext:value-type="string">
            <text:p>#80414180</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804141" calcext:value-type="string">
            <text:p>#804141</text:p>
          </table:table-cell>
          <table:table-cell table:style-name="ce52" table:formula="of:=T(ORG.OPENOFFICE.STYLE(CRTSTYLESIFNEED([.L33];&quot;clr&quot;)))">
            <text:p/>
          </table:table-cell>
          <table:table-cell table:formula="of:=MID([materials.H40];8;2)" office:value-type="string" office:string-value="80" calcext:value-type="string">
            <text:p>80</text:p>
          </table:table-cell>
          <table:table-cell table:formula="of:=IF(HEX2DEC([.N33])/256=0;&quot;&quot;;HEX2DEC([.N33])/256)" office:value-type="percentage" office:value="0.5" calcext:value-type="percentage">
            <text:p>50%</text:p>
          </table:table-cell>
        </table:table-row>
        <table:table-row table:style-name="ro4">
          <table:table-cell table:formula="of:=IF(ISBLANK([materials.A41]);&quot;&quot;;[materials.A41])" office:value-type="string" office:string-value="gen" calcext:value-type="string">
            <text:p>gen</text:p>
          </table:table-cell>
          <table:table-cell table:formula="of:=IF(ISBLANK([materials.B41]);&quot;&quot;;[materials.B41])" office:value-type="string" office:string-value="GenericOccupiedSpace" calcext:value-type="string">
            <text:p>GenericOccupiedSpac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25928180" calcext:value-type="string">
            <text:p>#25928180</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259281" calcext:value-type="string">
            <text:p>#259281</text:p>
          </table:table-cell>
          <table:table-cell table:style-name="ce48" table:formula="of:=T(ORG.OPENOFFICE.STYLE(CRTSTYLESIFNEED([.L34];&quot;clr&quot;)))">
            <text:p/>
          </table:table-cell>
          <table:table-cell table:formula="of:=MID([materials.H41];8;2)" office:value-type="string" office:string-value="80" calcext:value-type="string">
            <text:p>80</text:p>
          </table:table-cell>
          <table:table-cell table:formula="of:=IF(HEX2DEC([.N34])/256=0;&quot;&quot;;HEX2DEC([.N34])/256)" office:value-type="percentage" office:value="0.5" calcext:value-type="percentage">
            <text:p>50%</text:p>
          </table:table-cell>
        </table:table-row>
        <table:table-row table:style-name="ro4">
          <table:table-cell table:formula="of:=IF(ISBLANK([materials.A42]);&quot;&quot;;[materials.A42])" office:value-type="string" office:string-value="gen" calcext:value-type="string">
            <text:p>gen</text:p>
          </table:table-cell>
          <table:table-cell table:formula="of:=IF(ISBLANK([materials.B42]);&quot;&quot;;[materials.B42])" office:value-type="string" office:string-value="GenericThematicSurface" calcext:value-type="string">
            <text:p>GenericThematicSurfac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C4B08FFF" calcext:value-type="string">
            <text:p>#C4B08FFF</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C4B08F" calcext:value-type="string">
            <text:p>#C4B08F</text:p>
          </table:table-cell>
          <table:table-cell table:style-name="ce108" table:formula="of:=T(ORG.OPENOFFICE.STYLE(CRTSTYLESIFNEED([.L35];&quot;clr&quot;)))">
            <text:p/>
          </table:table-cell>
          <table:table-cell table:formula="of:=MID([materials.H42];8;2)" office:value-type="string" office:string-value="FF" calcext:value-type="string">
            <text:p>FF</text:p>
          </table:table-cell>
          <table:table-cell table:formula="of:=IF(HEX2DEC([.N35])/256=0;&quot;&quot;;HEX2DEC([.N35])/256)" office:value-type="percentage" office:value="0.99609375" calcext:value-type="percentage">
            <text:p>100%</text:p>
          </table:table-cell>
        </table:table-row>
        <table:table-row table:style-name="ro4">
          <table:table-cell table:formula="of:=IF(ISBLANK([materials.A43]);&quot;&quot;;[materials.A43])" office:value-type="string" office:string-value="gen" calcext:value-type="string">
            <text:p>gen</text:p>
          </table:table-cell>
          <table:table-cell table:formula="of:=IF(ISBLANK([materials.B43]);&quot;&quot;;[materials.B43])" office:value-type="string" office:string-value="GenericUnoccupiedSpace" calcext:value-type="string">
            <text:p>GenericUnoccupied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0064FF80" calcext:value-type="string">
            <text:p>#0064FF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0064FF" calcext:value-type="string">
            <text:p>#0064FF</text:p>
          </table:table-cell>
          <table:table-cell table:style-name="ce107" table:formula="of:=T(ORG.OPENOFFICE.STYLE(CRTSTYLESIFNEED([.L36];&quot;clr&quot;)))">
            <text:p/>
          </table:table-cell>
          <table:table-cell table:formula="of:=MID([materials.H43];8;2)" office:value-type="string" office:string-value="80" calcext:value-type="string">
            <text:p>80</text:p>
          </table:table-cell>
          <table:table-cell table:formula="of:=IF(HEX2DEC([.N36])/256=0;&quot;&quot;;HEX2DEC([.N36])/256)" office:value-type="percentage" office:value="0.5" calcext:value-type="percentage">
            <text:p>50%</text:p>
          </table:table-cell>
        </table:table-row>
        <table:table-row table:style-name="ro4">
          <table:table-cell table:formula="of:=IF(ISBLANK([materials.A44]);&quot;&quot;;[materials.A44])" office:value-type="string" office:string-value="luse" calcext:value-type="string">
            <text:p>luse</text:p>
          </table:table-cell>
          <table:table-cell table:formula="of:=IF(ISBLANK([materials.B44]);&quot;&quot;;[materials.B44])" office:value-type="string" office:string-value="LandUse" calcext:value-type="string">
            <text:p>LandUs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16161FF" calcext:value-type="string">
            <text:p>#616161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16161" calcext:value-type="string">
            <text:p>#616161</text:p>
          </table:table-cell>
          <table:table-cell table:formula="of:=T(ORG.OPENOFFICE.STYLE(CRTSTYLESIFNEED([.L37];&quot;clr&quot;)))">
            <text:p/>
          </table:table-cell>
          <table:table-cell table:formula="of:=MID([materials.H44];8;2)" office:value-type="string" office:string-value="FF" calcext:value-type="string">
            <text:p>FF</text:p>
          </table:table-cell>
          <table:table-cell table:formula="of:=IF(HEX2DEC([.N37])/256=0;&quot;&quot;;HEX2DEC([.N37])/256)" office:value-type="percentage" office:value="0.99609375" calcext:value-type="percentage">
            <text:p>100%</text:p>
          </table:table-cell>
        </table:table-row>
        <table:table-row table:style-name="ro4">
          <table:table-cell table:formula="of:=IF(ISBLANK([materials.A44]);&quot;&quot;;[materials.A44])" office:value-type="string" office:string-value="luse" calcext:value-type="string">
            <text:p>luse</text:p>
          </table:table-cell>
          <table:table-cell table:formula="of:=IF(ISBLANK([materials.B44]);&quot;&quot;;[materials.B44])" office:value-type="string" office:string-value="LandUse" calcext:value-type="string">
            <text:p>LandUs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16161FF" calcext:value-type="string">
            <text:p>#616161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16161" calcext:value-type="string">
            <text:p>#616161</text:p>
          </table:table-cell>
          <table:table-cell table:formula="of:=T(ORG.OPENOFFICE.STYLE(CRTSTYLESIFNEED([.L38];&quot;clr&quot;)))">
            <text:p/>
          </table:table-cell>
          <table:table-cell table:formula="of:=MID([materials.H44];8;2)" office:value-type="string" office:string-value="FF" calcext:value-type="string">
            <text:p>FF</text:p>
          </table:table-cell>
          <table:table-cell table:formula="of:=IF(HEX2DEC([.N38])/256=0;&quot;&quot;;HEX2DEC([.N38])/256)" office:value-type="percentage" office:value="0.99609375" calcext:value-type="percentage">
            <text:p>10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AuxiliaryTrafficArea" calcext:value-type="string">
            <text:p>AuxiliaryTrafficArea</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C80000FF" calcext:value-type="string">
            <text:p>#C80000FF</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C80000" calcext:value-type="string">
            <text:p>#C80000</text:p>
          </table:table-cell>
          <table:table-cell table:style-name="ce75" table:formula="of:=T(ORG.OPENOFFICE.STYLE(CRTSTYLESIFNEED([.L39];&quot;clr&quot;)))">
            <text:p/>
          </table:table-cell>
          <table:table-cell table:formula="of:=MID([materials.H45];8;2)" office:value-type="string" office:string-value="FF" calcext:value-type="string">
            <text:p>FF</text:p>
          </table:table-cell>
          <table:table-cell table:formula="of:=IF(HEX2DEC([.N39])/256=0;&quot;&quot;;HEX2DEC([.N39])/256)" office:value-type="percentage" office:value="0.99609375" calcext:value-type="percentage">
            <text:p>100%</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0];&quot;clr&quot;)))">
            <text:p/>
          </table:table-cell>
          <table:table-cell table:formula="of:=MID([materials.H46];8;2)" office:value-type="string" office:string-value="80" calcext:value-type="string">
            <text:p>80</text:p>
          </table:table-cell>
          <table:table-cell table:formula="of:=IF(HEX2DEC([.N40])/256=0;&quot;&quot;;HEX2DEC([.N40])/256)" office:value-type="percentage" office:value="0.5" calcext:value-type="percentage">
            <text:p>50%</text:p>
          </table:table-cell>
        </table:table-row>
        <table:table-row table:style-name="ro4">
          <table:table-cell table:formula="of:=IF(ISBLANK([materials.A45]);&quot;&quot;;[materials.A45])" office:value-type="string" office:string-value="tran" calcext:value-type="string">
            <text:p>tran</text:p>
          </table:table-cell>
          <table:table-cell table:formula="of:=IF(ISBLANK([materials.B45]);&quot;&quot;;[materials.B45])" office:value-type="string" office:string-value="AuxiliaryTrafficArea" calcext:value-type="string">
            <text:p>AuxiliaryTrafficArea</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C80000FF" calcext:value-type="string">
            <text:p>#C80000FF</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C80000" calcext:value-type="string">
            <text:p>#C80000</text:p>
          </table:table-cell>
          <table:table-cell table:style-name="ce75" table:formula="of:=T(ORG.OPENOFFICE.STYLE(CRTSTYLESIFNEED([.L41];&quot;clr&quot;)))">
            <text:p/>
          </table:table-cell>
          <table:table-cell table:formula="of:=MID([materials.H45];8;2)" office:value-type="string" office:string-value="FF" calcext:value-type="string">
            <text:p>FF</text:p>
          </table:table-cell>
          <table:table-cell table:formula="of:=IF(HEX2DEC([.N41])/256=0;&quot;&quot;;HEX2DEC([.N41])/256)" office:value-type="percentage" office:value="0.99609375" calcext:value-type="percentage">
            <text:p>100%</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2];&quot;clr&quot;)))">
            <text:p/>
          </table:table-cell>
          <table:table-cell table:formula="of:=MID([materials.H46];8;2)" office:value-type="string" office:string-value="80" calcext:value-type="string">
            <text:p>80</text:p>
          </table:table-cell>
          <table:table-cell table:formula="of:=IF(HEX2DEC([.N42])/256=0;&quot;&quot;;HEX2DEC([.N42])/256)" office:value-type="percentage" office:value="0.5" calcext:value-type="percentage">
            <text:p>50%</text:p>
          </table:table-cell>
        </table:table-row>
        <table:table-row table:style-name="ro4">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3];&quot;clr&quot;)))">
            <text:p/>
          </table:table-cell>
          <table:table-cell table:formula="of:=MID([materials.H46];8;2)" office:value-type="string" office:string-value="80" calcext:value-type="string">
            <text:p>80</text:p>
          </table:table-cell>
          <table:table-cell table:formula="of:=IF(HEX2DEC([.N43])/256=0;&quot;&quot;;HEX2DEC([.N43])/256)" office:value-type="percentage" office:value="0.5" calcext:value-type="percentage">
            <text:p>50%</text:p>
          </table:table-cell>
        </table:table-row>
        <table:table-row table:style-name="ro4">
          <table:table-cell table:formula="of:=IF(ISBLANK([materials.A47]);&quot;&quot;;[materials.A47])" office:value-type="string" office:string-value="tran" calcext:value-type="string">
            <text:p>tran</text:p>
          </table:table-cell>
          <table:table-cell table:formula="of:=IF(ISBLANK([materials.B47]);&quot;&quot;;[materials.B47])" office:value-type="string" office:string-value="ClearanceSpace" calcext:value-type="string">
            <text:p>ClearanceSpac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0064FF80" calcext:value-type="string">
            <text:p>#0064FF80</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0064FF" calcext:value-type="string">
            <text:p>#0064FF</text:p>
          </table:table-cell>
          <table:table-cell table:style-name="ce107" table:formula="of:=T(ORG.OPENOFFICE.STYLE(CRTSTYLESIFNEED([.L44];&quot;clr&quot;)))">
            <text:p/>
          </table:table-cell>
          <table:table-cell table:formula="of:=MID([materials.H47];8;2)" office:value-type="string" office:string-value="80" calcext:value-type="string">
            <text:p>80</text:p>
          </table:table-cell>
          <table:table-cell table:formula="of:=IF(HEX2DEC([.N44])/256=0;&quot;&quot;;HEX2DEC([.N44])/256)" office:value-type="percentage" office:value="0.5" calcext:value-type="percentage">
            <text:p>50%</text:p>
          </table:table-cell>
        </table:table-row>
        <table:table-row table:style-name="ro4">
          <table:table-cell table:formula="of:=IF(ISBLANK([materials.A48]);&quot;&quot;;[materials.A48])" office:value-type="string" office:string-value="tran" calcext:value-type="string">
            <text:p>tran</text:p>
          </table:table-cell>
          <table:table-cell table:formula="of:=IF(ISBLANK([materials.B48]);&quot;&quot;;[materials.B48])" office:value-type="string" office:string-value="Hole" calcext:value-type="string">
            <text:p>Hole</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7ED3DDFF" calcext:value-type="string">
            <text:p>#7ED3DD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7ED3DD" calcext:value-type="string">
            <text:p>#7ED3DD</text:p>
          </table:table-cell>
          <table:table-cell table:style-name="ce109" table:formula="of:=T(ORG.OPENOFFICE.STYLE(CRTSTYLESIFNEED([.L45];&quot;clr&quot;)))">
            <text:p/>
          </table:table-cell>
          <table:table-cell table:formula="of:=MID([materials.H48];8;2)" office:value-type="string" office:string-value="FF" calcext:value-type="string">
            <text:p>FF</text:p>
          </table:table-cell>
          <table:table-cell table:formula="of:=IF(HEX2DEC([.N45])/256=0;&quot;&quot;;HEX2DEC([.N45])/256)" office:value-type="percentage" office:value="0.99609375" calcext:value-type="percentage">
            <text:p>100%</text:p>
          </table:table-cell>
        </table:table-row>
        <table:table-row table:style-name="ro4">
          <table:table-cell table:formula="of:=IF(ISBLANK([materials.A47]);&quot;&quot;;[materials.A47])" office:value-type="string" office:string-value="tran" calcext:value-type="string">
            <text:p>tran</text:p>
          </table:table-cell>
          <table:table-cell table:formula="of:=IF(ISBLANK([materials.B47]);&quot;&quot;;[materials.B47])" office:value-type="string" office:string-value="ClearanceSpace" calcext:value-type="string">
            <text:p>ClearanceSpac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0064FF80" calcext:value-type="string">
            <text:p>#0064FF80</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0064FF" calcext:value-type="string">
            <text:p>#0064FF</text:p>
          </table:table-cell>
          <table:table-cell table:style-name="ce107" table:formula="of:=T(ORG.OPENOFFICE.STYLE(CRTSTYLESIFNEED([.L46];&quot;clr&quot;)))">
            <text:p/>
          </table:table-cell>
          <table:table-cell table:formula="of:=MID([materials.H47];8;2)" office:value-type="string" office:string-value="80" calcext:value-type="string">
            <text:p>80</text:p>
          </table:table-cell>
          <table:table-cell table:formula="of:=IF(HEX2DEC([.N46])/256=0;&quot;&quot;;HEX2DEC([.N46])/256)" office:value-type="percentage" office:value="0.5" calcext:value-type="percentage">
            <text:p>50%</text:p>
          </table:table-cell>
        </table:table-row>
        <table:table-row table:style-name="ro4">
          <table:table-cell table:formula="of:=IF(ISBLANK([materials.A48]);&quot;&quot;;[materials.A48])" office:value-type="string" office:string-value="tran" calcext:value-type="string">
            <text:p>tran</text:p>
          </table:table-cell>
          <table:table-cell table:formula="of:=IF(ISBLANK([materials.B48]);&quot;&quot;;[materials.B48])" office:value-type="string" office:string-value="Hole" calcext:value-type="string">
            <text:p>Hole</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7ED3DDFF" calcext:value-type="string">
            <text:p>#7ED3DD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7ED3DD" calcext:value-type="string">
            <text:p>#7ED3DD</text:p>
          </table:table-cell>
          <table:table-cell table:style-name="ce109" table:formula="of:=T(ORG.OPENOFFICE.STYLE(CRTSTYLESIFNEED([.L47];&quot;clr&quot;)))">
            <text:p/>
          </table:table-cell>
          <table:table-cell table:formula="of:=MID([materials.H48];8;2)" office:value-type="string" office:string-value="FF" calcext:value-type="string">
            <text:p>FF</text:p>
          </table:table-cell>
          <table:table-cell table:formula="of:=IF(HEX2DEC([.N47])/256=0;&quot;&quot;;HEX2DEC([.N47])/256)" office:value-type="percentage" office:value="0.99609375" calcext:value-type="percentage">
            <text:p>100%</text:p>
          </table:table-cell>
        </table:table-row>
        <table:table-row table:style-name="ro4">
          <table:table-cell table:formula="of:=IF(ISBLANK([materials.A49]);&quot;&quot;;[materials.A49])" office:value-type="string" office:string-value="tran" calcext:value-type="string">
            <text:p>tran</text:p>
          </table:table-cell>
          <table:table-cell table:formula="of:=IF(ISBLANK([materials.B49]);&quot;&quot;;[materials.B49])" office:value-type="string" office:string-value="HoleSurface" calcext:value-type="string">
            <text:p>HoleSurface</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919191FF" calcext:value-type="string">
            <text:p>#919191FF</text:p>
          </table:table-cell>
          <table:table-cell table:formula="of:=IF(ISBLANK([materials.I49]);&quot;&quot;;[materials.I49])">
            <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919191" calcext:value-type="string">
            <text:p>#919191</text:p>
          </table:table-cell>
          <table:table-cell table:style-name="ce55" table:formula="of:=T(ORG.OPENOFFICE.STYLE(CRTSTYLESIFNEED([.L48];&quot;clr&quot;)))">
            <text:p/>
          </table:table-cell>
          <table:table-cell table:formula="of:=MID([materials.H49];8;2)" office:value-type="string" office:string-value="FF" calcext:value-type="string">
            <text:p>FF</text:p>
          </table:table-cell>
          <table:table-cell table:formula="of:=IF(HEX2DEC([.N48])/256=0;&quot;&quot;;HEX2DEC([.N48])/256)" office:value-type="percentage" office:value="0.99609375" calcext:value-type="percentage">
            <text:p>100%</text:p>
          </table:table-cell>
        </table:table-row>
        <table:table-row table:style-name="ro4">
          <table:table-cell table:formula="of:=IF(ISBLANK([materials.A50]);&quot;&quot;;[materials.A50])" office:value-type="string" office:string-value="tran" calcext:value-type="string">
            <text:p>tran</text:p>
          </table:table-cell>
          <table:table-cell table:formula="of:=IF(ISBLANK([materials.B50]);&quot;&quot;;[materials.B50])" office:value-type="string" office:string-value="Intersection" calcext:value-type="string">
            <text:p>Intersection</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645462FF" calcext:value-type="string">
            <text:p>#645462FF</text:p>
          </table:table-cell>
          <table:table-cell table:formula="of:=IF(ISBLANK([materials.I50]);&quot;&quot;;[materials.I50])">
            <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645462" calcext:value-type="string">
            <text:p>#645462</text:p>
          </table:table-cell>
          <table:table-cell table:style-name="ce49" table:formula="of:=T(ORG.OPENOFFICE.STYLE(CRTSTYLESIFNEED([.L49];&quot;clr&quot;)))">
            <text:p/>
          </table:table-cell>
          <table:table-cell table:formula="of:=MID([materials.H50];8;2)" office:value-type="string" office:string-value="FF" calcext:value-type="string">
            <text:p>FF</text:p>
          </table:table-cell>
          <table:table-cell table:formula="of:=IF(HEX2DEC([.N49])/256=0;&quot;&quot;;HEX2DEC([.N49])/256)" office:value-type="percentage" office:value="0.99609375" calcext:value-type="percentage">
            <text:p>100%</text:p>
          </table:table-cell>
        </table:table-row>
        <table:table-row table:style-name="ro4">
          <table:table-cell table:formula="of:=IF(ISBLANK([materials.A51]);&quot;&quot;;[materials.A51])" office:value-type="string" office:string-value="tran" calcext:value-type="string">
            <text:p>tran</text:p>
          </table:table-cell>
          <table:table-cell table:formula="of:=IF(ISBLANK([materials.B51]);&quot;&quot;;[materials.B51])" office:value-type="string" office:string-value="Marking" calcext:value-type="string">
            <text:p>Marking</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F0F0F0FF" calcext:value-type="string">
            <text:p>#F0F0F0FF</text:p>
          </table:table-cell>
          <table:table-cell table:formula="of:=IF(ISBLANK([materials.I51]);&quot;&quot;;[materials.I51])">
            <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F0F0F0" calcext:value-type="string">
            <text:p>#F0F0F0</text:p>
          </table:table-cell>
          <table:table-cell table:style-name="ce91" table:formula="of:=T(ORG.OPENOFFICE.STYLE(CRTSTYLESIFNEED([.L50];&quot;clr&quot;)))">
            <text:p/>
          </table:table-cell>
          <table:table-cell table:formula="of:=MID([materials.H51];8;2)" office:value-type="string" office:string-value="FF" calcext:value-type="string">
            <text:p>FF</text:p>
          </table:table-cell>
          <table:table-cell table:formula="of:=IF(HEX2DEC([.N50])/256=0;&quot;&quot;;HEX2DEC([.N50])/256)" office:value-type="percentage" office:value="0.99609375" calcext:value-type="percentage">
            <text:p>100%</text:p>
          </table:table-cell>
        </table:table-row>
        <table:table-row table:style-name="ro4">
          <table:table-cell table:formula="of:=IF(ISBLANK([materials.A52]);&quot;&quot;;[materials.A52])" office:value-type="string" office:string-value="tran" calcext:value-type="string">
            <text:p>tran</text:p>
          </table:table-cell>
          <table:table-cell table:formula="of:=IF(ISBLANK([materials.B52]);&quot;&quot;;[materials.B52])" office:value-type="string" office:string-value="Railway" calcext:value-type="string">
            <text:p>Railway</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6B689FFF" calcext:value-type="string">
            <text:p>#6B689FFF</text:p>
          </table:table-cell>
          <table:table-cell table:formula="of:=IF(ISBLANK([materials.I52]);&quot;&quot;;[materials.I52])">
            <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6B689F" calcext:value-type="string">
            <text:p>#6B689F</text:p>
          </table:table-cell>
          <table:table-cell table:style-name="ce95" table:formula="of:=T(ORG.OPENOFFICE.STYLE(CRTSTYLESIFNEED([.L51];&quot;clr&quot;)))">
            <text:p/>
          </table:table-cell>
          <table:table-cell table:formula="of:=MID([materials.H52];8;2)" office:value-type="string" office:string-value="FF" calcext:value-type="string">
            <text:p>FF</text:p>
          </table:table-cell>
          <table:table-cell table:formula="of:=IF(HEX2DEC([.N51])/256=0;&quot;&quot;;HEX2DEC([.N51])/256)" office:value-type="percentage" office:value="0.99609375" calcext:value-type="percentage">
            <text:p>100%</text:p>
          </table:table-cell>
        </table:table-row>
        <table:table-row table:style-name="ro4">
          <table:table-cell table:formula="of:=IF(ISBLANK([materials.A53]);&quot;&quot;;[materials.A53])" office:value-type="string" office:string-value="tran" calcext:value-type="string">
            <text:p>tran</text:p>
          </table:table-cell>
          <table:table-cell table:formula="of:=IF(ISBLANK([materials.B53]);&quot;&quot;;[materials.B53])" office:value-type="string" office:string-value="Road" calcext:value-type="string">
            <text:p>Road</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919191FF" calcext:value-type="string">
            <text:p>#919191FF</text:p>
          </table:table-cell>
          <table:table-cell table:formula="of:=IF(ISBLANK([materials.I53]);&quot;&quot;;[materials.I53])">
            <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919191" calcext:value-type="string">
            <text:p>#919191</text:p>
          </table:table-cell>
          <table:table-cell table:style-name="ce55" table:formula="of:=T(ORG.OPENOFFICE.STYLE(CRTSTYLESIFNEED([.L52];&quot;clr&quot;)))">
            <text:p/>
          </table:table-cell>
          <table:table-cell table:formula="of:=MID([materials.H53];8;2)" office:value-type="string" office:string-value="FF" calcext:value-type="string">
            <text:p>FF</text:p>
          </table:table-cell>
          <table:table-cell table:formula="of:=IF(HEX2DEC([.N52])/256=0;&quot;&quot;;HEX2DEC([.N52])/256)" office:value-type="percentage" office:value="0.99609375" calcext:value-type="percentage">
            <text:p>100%</text:p>
          </table:table-cell>
        </table:table-row>
        <table:table-row table:style-name="ro4">
          <table:table-cell table:formula="of:=IF(ISBLANK([materials.A54]);&quot;&quot;;[materials.A54])" office:value-type="string" office:string-value="tran" calcext:value-type="string">
            <text:p>tran</text:p>
          </table:table-cell>
          <table:table-cell table:formula="of:=IF(ISBLANK([materials.B54]);&quot;&quot;;[materials.B54])" office:value-type="string" office:string-value="Section" calcext:value-type="string">
            <text:p>Section</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919191FF" calcext:value-type="string">
            <text:p>#919191FF</text:p>
          </table:table-cell>
          <table:table-cell table:formula="of:=IF(ISBLANK([materials.I54]);&quot;&quot;;[materials.I54])">
            <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919191" calcext:value-type="string">
            <text:p>#919191</text:p>
          </table:table-cell>
          <table:table-cell table:style-name="ce55" table:formula="of:=T(ORG.OPENOFFICE.STYLE(CRTSTYLESIFNEED([.L53];&quot;clr&quot;)))">
            <text:p/>
          </table:table-cell>
          <table:table-cell table:formula="of:=MID([materials.H54];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4">
          <table:table-cell table:formula="of:=IF(ISBLANK([materials.A55]);&quot;&quot;;[materials.A55])" office:value-type="string" office:string-value="tran" calcext:value-type="string">
            <text:p>tran</text:p>
          </table:table-cell>
          <table:table-cell table:formula="of:=IF(ISBLANK([materials.B55]);&quot;&quot;;[materials.B55])" office:value-type="string" office:string-value="Square" calcext:value-type="string">
            <text:p>Square</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formula="of:=IF(ISBLANK([materials.G55]);&quot;&quot;;[materials.G55])">
            <text:p/>
          </table:table-cell>
          <table:table-cell table:formula="of:=IF(ISBLANK([materials.H55]);&quot;&quot;;[materials.H55])" office:value-type="string" office:string-value="#9D24F3FF" calcext:value-type="string">
            <text:p>#9D24F3FF</text:p>
          </table:table-cell>
          <table:table-cell table:formula="of:=IF(ISBLANK([materials.I55]);&quot;&quot;;[materials.I55])">
            <text:p/>
          </table:table-cell>
          <table:table-cell table:formula="of:=IF(ISBLANK([materials.J55]);&quot;&quot;;[materials.J55])">
            <text:p/>
          </table:table-cell>
          <table:table-cell table:formula="of:=IF(ISBLANK([materials.K55]);&quot;&quot;;[materials.K55])">
            <text:p/>
          </table:table-cell>
          <table:table-cell table:formula="of:=LEFT([materials.H55];7)" office:value-type="string" office:string-value="#9D24F3" calcext:value-type="string">
            <text:p>#9D24F3</text:p>
          </table:table-cell>
          <table:table-cell table:style-name="ce93" table:formula="of:=T(ORG.OPENOFFICE.STYLE(CRTSTYLESIFNEED([.L54];&quot;clr&quot;)))">
            <text:p/>
          </table:table-cell>
          <table:table-cell table:formula="of:=MID([materials.H55];8;2)" office:value-type="string" office:string-value="FF" calcext:value-type="string">
            <text:p>FF</text:p>
          </table:table-cell>
          <table:table-cell table:formula="of:=IF(HEX2DEC([.N54])/256=0;&quot;&quot;;HEX2DEC([.N54])/256)" office:value-type="percentage" office:value="0.99609375" calcext:value-type="percentage">
            <text:p>100%</text:p>
          </table:table-cell>
        </table:table-row>
        <table:table-row table:style-name="ro4">
          <table:table-cell table:formula="of:=IF(ISBLANK([materials.A56]);&quot;&quot;;[materials.A56])" office:value-type="string" office:string-value="tran" calcext:value-type="string">
            <text:p>tran</text:p>
          </table:table-cell>
          <table:table-cell table:formula="of:=IF(ISBLANK([materials.B56]);&quot;&quot;;[materials.B56])" office:value-type="string" office:string-value="Track" calcext:value-type="string">
            <text:p>Track</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formula="of:=IF(ISBLANK([materials.G56]);&quot;&quot;;[materials.G56])">
            <text:p/>
          </table:table-cell>
          <table:table-cell table:formula="of:=IF(ISBLANK([materials.H56]);&quot;&quot;;[materials.H56])" office:value-type="string" office:string-value="#0F5611FF" calcext:value-type="string">
            <text:p>#0F5611FF</text:p>
          </table:table-cell>
          <table:table-cell table:formula="of:=IF(ISBLANK([materials.I56]);&quot;&quot;;[materials.I56])">
            <text:p/>
          </table:table-cell>
          <table:table-cell table:formula="of:=IF(ISBLANK([materials.J56]);&quot;&quot;;[materials.J56])">
            <text:p/>
          </table:table-cell>
          <table:table-cell table:formula="of:=IF(ISBLANK([materials.K56]);&quot;&quot;;[materials.K56])">
            <text:p/>
          </table:table-cell>
          <table:table-cell table:formula="of:=LEFT([materials.H56];7)" office:value-type="string" office:string-value="#0F5611" calcext:value-type="string">
            <text:p>#0F5611</text:p>
          </table:table-cell>
          <table:table-cell table:style-name="ce98" table:formula="of:=T(ORG.OPENOFFICE.STYLE(CRTSTYLESIFNEED([.L55];&quot;clr&quot;)))">
            <text:p/>
          </table:table-cell>
          <table:table-cell table:formula="of:=MID([materials.H56];8;2)" office:value-type="string" office:string-value="FF" calcext:value-type="string">
            <text:p>FF</text:p>
          </table:table-cell>
          <table:table-cell table:formula="of:=IF(HEX2DEC([.N55])/256=0;&quot;&quot;;HEX2DEC([.N55])/256)" office:value-type="percentage" office:value="0.99609375" calcext:value-type="percentage">
            <text:p>100%</text:p>
          </table:table-cell>
        </table:table-row>
        <table:table-row table:style-name="ro2">
          <table:table-cell table:formula="of:=IF(ISBLANK([materials.A56]);&quot;&quot;;[materials.A56])" office:value-type="string" office:string-value="tran" calcext:value-type="string">
            <text:p>tran</text:p>
          </table:table-cell>
          <table:table-cell table:formula="of:=IF(ISBLANK([materials.B56]);&quot;&quot;;[materials.B56])" office:value-type="string" office:string-value="Track" calcext:value-type="string">
            <text:p>Track</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style-name="Default"/>
          <table:table-cell table:formula="of:=IF(ISBLANK([materials.H56]);&quot;&quot;;[materials.H56])" office:value-type="string" office:string-value="#0F5611FF" calcext:value-type="string">
            <text:p>#0F5611FF</text:p>
          </table:table-cell>
          <table:table-cell table:formula="of:=IF(ISBLANK([materials.I56]);&quot;&quot;;[materials.I56])">
            <text:p/>
          </table:table-cell>
          <table:table-cell table:style-name="Default" table:number-columns-repeated="2"/>
          <table:table-cell table:formula="of:=LEFT([materials.H56];7)" office:value-type="string" office:string-value="#0F5611" calcext:value-type="string">
            <text:p>#0F5611</text:p>
          </table:table-cell>
          <table:table-cell table:style-name="ce98" table:formula="of:=T(ORG.OPENOFFICE.STYLE(CRTSTYLESIFNEED([.L56];&quot;clr&quot;)))">
            <text:p/>
          </table:table-cell>
          <table:table-cell table:formula="of:=MID([materials.H56];8;2)" office:value-type="string" office:string-value="FF" calcext:value-type="string">
            <text:p>FF</text:p>
          </table:table-cell>
          <table:table-cell table:formula="of:=IF(HEX2DEC([.N56])/256=0;&quot;&quot;;HEX2DEC([.N56])/256)" office:value-type="percentage" office:value="0.99609375" calcext:value-type="percentage">
            <text:p>100%</text:p>
          </table:table-cell>
        </table:table-row>
        <table:table-row table:style-name="ro2">
          <table:table-cell table:formula="of:=IF(ISBLANK([materials.A57]);&quot;&quot;;[materials.A57])" office:value-type="string" office:string-value="tran" calcext:value-type="string">
            <text:p>tran</text:p>
          </table:table-cell>
          <table:table-cell table:formula="of:=IF(ISBLANK([materials.B57]);&quot;&quot;;[materials.B57])" office:value-type="string" office:string-value="TrafficArea" calcext:value-type="string">
            <text:p>TrafficArea</text:p>
          </table:table-cell>
          <table:table-cell table:formula="of:=IF(ISBLANK([materials.C57]);&quot;&quot;;[materials.C57])">
            <text:p/>
          </table:table-cell>
          <table:table-cell table:formula="of:=IF(ISBLANK([materials.D57]);&quot;&quot;;[materials.D57])">
            <text:p/>
          </table:table-cell>
          <table:table-cell table:formula="of:=IF(ISBLANK([materials.E57]);&quot;&quot;;[materials.E57])">
            <text:p/>
          </table:table-cell>
          <table:table-cell table:formula="of:=IF(ISBLANK([materials.F57]);&quot;&quot;;[materials.F57])">
            <text:p/>
          </table:table-cell>
          <table:table-cell table:style-name="Default"/>
          <table:table-cell table:formula="of:=IF(ISBLANK([materials.H57]);&quot;&quot;;[materials.H57])" office:value-type="string" office:string-value="#95A4B0FF" calcext:value-type="string">
            <text:p>#95A4B0FF</text:p>
          </table:table-cell>
          <table:table-cell table:formula="of:=IF(ISBLANK([materials.I57]);&quot;&quot;;[materials.I57])">
            <text:p/>
          </table:table-cell>
          <table:table-cell table:style-name="Default" table:number-columns-repeated="2"/>
          <table:table-cell table:formula="of:=LEFT([materials.H57];7)" office:value-type="string" office:string-value="#95A4B0" calcext:value-type="string">
            <text:p>#95A4B0</text:p>
          </table:table-cell>
          <table:table-cell table:style-name="ce103" table:formula="of:=T(ORG.OPENOFFICE.STYLE(CRTSTYLESIFNEED([.L57];&quot;clr&quot;)))">
            <text:p/>
          </table:table-cell>
          <table:table-cell table:formula="of:=MID([materials.H57];8;2)" office:value-type="string" office:string-value="FF" calcext:value-type="string">
            <text:p>FF</text:p>
          </table:table-cell>
          <table:table-cell table:formula="of:=IF(HEX2DEC([.N57])/256=0;&quot;&quot;;HEX2DEC([.N57])/256)" office:value-type="percentage" office:value="0.99609375" calcext:value-type="percentage">
            <text:p>100%</text:p>
          </table:table-cell>
        </table:table-row>
        <table:table-row table:style-name="ro2">
          <table:table-cell table:formula="of:=IF(ISBLANK([materials.A58]);&quot;&quot;;[materials.A58])" office:value-type="string" office:string-value="tran" calcext:value-type="string">
            <text:p>tran</text:p>
          </table:table-cell>
          <table:table-cell table:formula="of:=IF(ISBLANK([materials.B58]);&quot;&quot;;[materials.B58])" office:value-type="string" office:string-value="TrafficSpace" calcext:value-type="string">
            <text:p>TrafficSpace</text:p>
          </table:table-cell>
          <table:table-cell table:formula="of:=IF(ISBLANK([materials.C58]);&quot;&quot;;[materials.C58])">
            <text:p/>
          </table:table-cell>
          <table:table-cell table:formula="of:=IF(ISBLANK([materials.D58]);&quot;&quot;;[materials.D58])">
            <text:p/>
          </table:table-cell>
          <table:table-cell table:formula="of:=IF(ISBLANK([materials.E58]);&quot;&quot;;[materials.E58])">
            <text:p/>
          </table:table-cell>
          <table:table-cell table:formula="of:=IF(ISBLANK([materials.F58]);&quot;&quot;;[materials.F58])">
            <text:p/>
          </table:table-cell>
          <table:table-cell table:style-name="Default"/>
          <table:table-cell table:formula="of:=IF(ISBLANK([materials.H58]);&quot;&quot;;[materials.H58])" office:value-type="string" office:string-value="#0064FF80" calcext:value-type="string">
            <text:p>#0064FF80</text:p>
          </table:table-cell>
          <table:table-cell table:formula="of:=IF(ISBLANK([materials.I58]);&quot;&quot;;[materials.I58])">
            <text:p/>
          </table:table-cell>
          <table:table-cell table:style-name="Default" table:number-columns-repeated="2"/>
          <table:table-cell table:formula="of:=LEFT([materials.H58];7)" office:value-type="string" office:string-value="#0064FF" calcext:value-type="string">
            <text:p>#0064FF</text:p>
          </table:table-cell>
          <table:table-cell table:style-name="ce107" table:formula="of:=T(ORG.OPENOFFICE.STYLE(CRTSTYLESIFNEED([.L58];&quot;clr&quot;)))">
            <text:p/>
          </table:table-cell>
          <table:table-cell table:formula="of:=MID([materials.H58];8;2)" office:value-type="string" office:string-value="80" calcext:value-type="string">
            <text:p>80</text:p>
          </table:table-cell>
          <table:table-cell table:formula="of:=IF(HEX2DEC([.N58])/256=0;&quot;&quot;;HEX2DEC([.N58])/256)" office:value-type="percentage" office:value="0.5" calcext:value-type="percentage">
            <text:p>50%</text:p>
          </table:table-cell>
        </table:table-row>
        <calcext:conditional-formats>
          <calcext:conditional-format calcext:target-range-address="Colors.A56:Colors.F58 Colors.H56:Colors.I58 Colors.A3:Colors.K55 Colors.L3:Colors.L58 Colors.A2:Colors.L2">
            <calcext:condition calcext:apply-style-name="Accent 3" calcext:value="formula-is(ISODD(ROW()))" calcext:base-cell-address="Colors.A2"/>
          </calcext:conditional-format>
          <calcext:conditional-format calcext:target-range-address="Colors.N2:Colors.O58">
            <calcext:condition calcext:apply-style-name="Accent 3" calcext:value="formula-is(ISODD(ROW()))" calcext:base-cell-address="Colors.N2"/>
          </calcext:conditional-format>
          <calcext:conditional-format calcext:target-range-address="Colors.O2:Colors.O58">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73"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style:style style:name="clr_23_F3A768" style:display-name="clr#F3A768" style:family="table-cell" style:parent-style-name="Default" style:data-style-name="N0">
      <style:table-cell-properties fo:background-color="#f3a768"/>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14:24:15.4297800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6-01-21T14:28:47.600604842</dc:date>
    <dc:creator>Murat Kendir</dc:creator>
    <meta:editing-duration>PT5H25M1S</meta:editing-duration>
    <meta:editing-cycles>38</meta:editing-cycles>
    <meta:generator>LibreOffice/24.2.7.2$Linux_X86_64 LibreOffice_project/420$Build-2</meta:generator>
    <meta:document-statistic meta:table-count="3" meta:cell-count="1124"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